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367000675C0000113207151B783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03in" table:align="center" style:may-break-between-rows="false" style:writing-mode="lr-tb"/>
    </style:style>
    <style:style style:name="t1.A" style:family="table-column">
      <style:table-column-properties style:column-width="2.2833in"/>
    </style:style>
    <style:style style:name="t1.B" style:family="table-column">
      <style:table-column-properties style:column-width="0.8118in"/>
    </style:style>
    <style:style style:name="t1.C" style:family="table-column">
      <style:table-column-properties style:column-width="0.8986in"/>
    </style:style>
    <style:style style:name="t1.F" style:family="table-column">
      <style:table-column-properties style:column-width="0.8993in"/>
    </style:style>
    <style:style style:name="t1.A1" style:family="table-cell">
      <style:table-cell-properties style:vertical-align="bottom" fo:padding="0.0382in" fo:border-left="none" fo:border-right="none" fo:border-top="none" fo:border-bottom="0.0007in solid #000000"/>
    </style:style>
    <style:style style:name="t1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.A3" style:family="table-cell">
      <style:table-cell-properties fo:padding="0.0194in" fo:border-left="0.0347in solid #000000" fo:border-right="none" fo:border-top="none" fo:border-bottom="0.0069in solid #000000"/>
    </style:style>
    <style:style style:name="t1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1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1.8" style:family="table-row">
      <style:table-row-properties style:min-row-height="0.3326in"/>
    </style:style>
    <style:style style:name="t1.A8" style:family="table-cell">
      <style:table-cell-properties fo:padding="0.0194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1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2" style:family="table">
      <style:table-properties style:width="6.6903in" table:align="center" style:may-break-between-rows="false" style:writing-mode="lr-tb"/>
    </style:style>
    <style:style style:name="t2.A" style:family="table-column">
      <style:table-column-properties style:column-width="2.2833in"/>
    </style:style>
    <style:style style:name="t2.B" style:family="table-column">
      <style:table-column-properties style:column-width="0.8118in"/>
    </style:style>
    <style:style style:name="t2.C" style:family="table-column">
      <style:table-column-properties style:column-width="0.8986in"/>
    </style:style>
    <style:style style:name="t2.F" style:family="table-column">
      <style:table-column-properties style:column-width="0.8993in"/>
    </style:style>
    <style:style style:name="t2.A1" style:family="table-cell">
      <style:table-cell-properties style:vertical-align="bottom" fo:padding="0.0382in" fo:border-left="none" fo:border-right="none" fo:border-top="none" fo:border-bottom="0.0007in solid #000000"/>
    </style:style>
    <style:style style:name="t2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2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2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2.A3" style:family="table-cell">
      <style:table-cell-properties fo:padding="0.0194in" fo:border-left="0.0347in solid #000000" fo:border-right="none" fo:border-top="none" fo:border-bottom="0.0069in solid #000000"/>
    </style:style>
    <style:style style:name="t2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2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2.8" style:family="table-row">
      <style:table-row-properties style:min-row-height="0.3326in"/>
    </style:style>
    <style:style style:name="t2.A8" style:family="table-cell">
      <style:table-cell-properties fo:padding="0.0194in" fo:border-left="0.0347in solid #000000" fo:border-right="none" fo:border-top="none" fo:border-bottom="0.0347in solid #000000"/>
    </style:style>
    <style:style style:name="t2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2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3" style:family="table">
      <style:table-properties style:width="6.6903in" table:align="center" style:may-break-between-rows="false" style:writing-mode="lr-tb"/>
    </style:style>
    <style:style style:name="t3.A" style:family="table-column">
      <style:table-column-properties style:column-width="2.2833in"/>
    </style:style>
    <style:style style:name="t3.B" style:family="table-column">
      <style:table-column-properties style:column-width="0.8118in"/>
    </style:style>
    <style:style style:name="t3.C" style:family="table-column">
      <style:table-column-properties style:column-width="0.8986in"/>
    </style:style>
    <style:style style:name="t3.F" style:family="table-column">
      <style:table-column-properties style:column-width="0.8993in"/>
    </style:style>
    <style:style style:name="t3.A1" style:family="table-cell">
      <style:table-cell-properties style:vertical-align="bottom" fo:padding="0.0382in" fo:border-left="none" fo:border-right="none" fo:border-top="none" fo:border-bottom="0.0007in solid #000000"/>
    </style:style>
    <style:style style:name="t3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3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3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3.A3" style:family="table-cell">
      <style:table-cell-properties fo:padding="0.0194in" fo:border-left="0.0347in solid #000000" fo:border-right="none" fo:border-top="none" fo:border-bottom="0.0069in solid #000000"/>
    </style:style>
    <style:style style:name="t3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3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3.8" style:family="table-row">
      <style:table-row-properties style:min-row-height="0.3326in"/>
    </style:style>
    <style:style style:name="t3.A8" style:family="table-cell">
      <style:table-cell-properties fo:padding="0.0194in" fo:border-left="0.0347in solid #000000" fo:border-right="none" fo:border-top="none" fo:border-bottom="0.0347in solid #000000"/>
    </style:style>
    <style:style style:name="t3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3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4" style:family="table">
      <style:table-properties style:width="6.6903in" table:align="center" style:may-break-between-rows="false" style:writing-mode="lr-tb"/>
    </style:style>
    <style:style style:name="t4.A" style:family="table-column">
      <style:table-column-properties style:column-width="2.2833in"/>
    </style:style>
    <style:style style:name="t4.B" style:family="table-column">
      <style:table-column-properties style:column-width="0.8118in"/>
    </style:style>
    <style:style style:name="t4.C" style:family="table-column">
      <style:table-column-properties style:column-width="0.8986in"/>
    </style:style>
    <style:style style:name="t4.F" style:family="table-column">
      <style:table-column-properties style:column-width="0.8993in"/>
    </style:style>
    <style:style style:name="t4.A1" style:family="table-cell">
      <style:table-cell-properties style:vertical-align="bottom" fo:padding="0.0382in" fo:border-left="none" fo:border-right="none" fo:border-top="none" fo:border-bottom="0.0007in solid #000000"/>
    </style:style>
    <style:style style:name="t4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4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4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4.A3" style:family="table-cell">
      <style:table-cell-properties fo:padding="0.0194in" fo:border-left="0.0347in solid #000000" fo:border-right="none" fo:border-top="none" fo:border-bottom="0.0069in solid #000000"/>
    </style:style>
    <style:style style:name="t4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4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4.8" style:family="table-row">
      <style:table-row-properties style:min-row-height="0.3326in"/>
    </style:style>
    <style:style style:name="t4.A8" style:family="table-cell">
      <style:table-cell-properties fo:padding="0.0194in" fo:border-left="0.0347in solid #000000" fo:border-right="none" fo:border-top="none" fo:border-bottom="0.0347in solid #000000"/>
    </style:style>
    <style:style style:name="t4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4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5" style:family="table">
      <style:table-properties style:width="6.6903in" table:align="center" style:may-break-between-rows="false" style:writing-mode="lr-tb"/>
    </style:style>
    <style:style style:name="t5.A" style:family="table-column">
      <style:table-column-properties style:column-width="2.2833in"/>
    </style:style>
    <style:style style:name="t5.B" style:family="table-column">
      <style:table-column-properties style:column-width="0.8118in"/>
    </style:style>
    <style:style style:name="t5.C" style:family="table-column">
      <style:table-column-properties style:column-width="0.8986in"/>
    </style:style>
    <style:style style:name="t5.F" style:family="table-column">
      <style:table-column-properties style:column-width="0.8993in"/>
    </style:style>
    <style:style style:name="t5.A1" style:family="table-cell">
      <style:table-cell-properties style:vertical-align="bottom" fo:padding="0.0382in" fo:border-left="none" fo:border-right="none" fo:border-top="none" fo:border-bottom="0.0007in solid #000000"/>
    </style:style>
    <style:style style:name="t5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5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5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5.A3" style:family="table-cell">
      <style:table-cell-properties fo:padding="0.0194in" fo:border-left="0.0347in solid #000000" fo:border-right="none" fo:border-top="none" fo:border-bottom="0.0069in solid #000000"/>
    </style:style>
    <style:style style:name="t5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5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5.8" style:family="table-row">
      <style:table-row-properties style:min-row-height="0.3326in"/>
    </style:style>
    <style:style style:name="t5.A8" style:family="table-cell">
      <style:table-cell-properties fo:padding="0.0194in" fo:border-left="0.0347in solid #000000" fo:border-right="none" fo:border-top="none" fo:border-bottom="0.0347in solid #000000"/>
    </style:style>
    <style:style style:name="t5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5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6" style:family="table">
      <style:table-properties style:width="6.6903in" table:align="center" style:may-break-between-rows="false" style:writing-mode="lr-tb"/>
    </style:style>
    <style:style style:name="t6.A" style:family="table-column">
      <style:table-column-properties style:column-width="2.2833in"/>
    </style:style>
    <style:style style:name="t6.B" style:family="table-column">
      <style:table-column-properties style:column-width="0.8118in"/>
    </style:style>
    <style:style style:name="t6.C" style:family="table-column">
      <style:table-column-properties style:column-width="0.8986in"/>
    </style:style>
    <style:style style:name="t6.F" style:family="table-column">
      <style:table-column-properties style:column-width="0.8993in"/>
    </style:style>
    <style:style style:name="t6.A1" style:family="table-cell">
      <style:table-cell-properties style:vertical-align="bottom" fo:padding="0.0382in" fo:border-left="none" fo:border-right="none" fo:border-top="none" fo:border-bottom="0.0007in solid #000000"/>
    </style:style>
    <style:style style:name="t6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6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6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6.A3" style:family="table-cell">
      <style:table-cell-properties fo:padding="0.0194in" fo:border-left="0.0347in solid #000000" fo:border-right="none" fo:border-top="none" fo:border-bottom="0.0069in solid #000000"/>
    </style:style>
    <style:style style:name="t6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6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6.8" style:family="table-row">
      <style:table-row-properties style:min-row-height="0.3326in"/>
    </style:style>
    <style:style style:name="t6.A8" style:family="table-cell">
      <style:table-cell-properties fo:padding="0.0194in" fo:border-left="0.0347in solid #000000" fo:border-right="none" fo:border-top="none" fo:border-bottom="0.0347in solid #000000"/>
    </style:style>
    <style:style style:name="t6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6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7" style:family="table">
      <style:table-properties style:width="6.6903in" table:align="center" style:may-break-between-rows="false" style:writing-mode="lr-tb"/>
    </style:style>
    <style:style style:name="t7.A" style:family="table-column">
      <style:table-column-properties style:column-width="2.2833in"/>
    </style:style>
    <style:style style:name="t7.B" style:family="table-column">
      <style:table-column-properties style:column-width="0.8118in"/>
    </style:style>
    <style:style style:name="t7.C" style:family="table-column">
      <style:table-column-properties style:column-width="0.8986in"/>
    </style:style>
    <style:style style:name="t7.F" style:family="table-column">
      <style:table-column-properties style:column-width="0.8993in"/>
    </style:style>
    <style:style style:name="t7.A1" style:family="table-cell">
      <style:table-cell-properties style:vertical-align="bottom" fo:padding="0.0382in" fo:border-left="none" fo:border-right="none" fo:border-top="none" fo:border-bottom="0.0007in solid #000000"/>
    </style:style>
    <style:style style:name="t7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7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7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7.A3" style:family="table-cell">
      <style:table-cell-properties fo:padding="0.0194in" fo:border-left="0.0347in solid #000000" fo:border-right="none" fo:border-top="none" fo:border-bottom="0.0069in solid #000000"/>
    </style:style>
    <style:style style:name="t7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7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7.8" style:family="table-row">
      <style:table-row-properties style:min-row-height="0.3326in"/>
    </style:style>
    <style:style style:name="t7.A8" style:family="table-cell">
      <style:table-cell-properties fo:padding="0.0194in" fo:border-left="0.0347in solid #000000" fo:border-right="none" fo:border-top="none" fo:border-bottom="0.0347in solid #000000"/>
    </style:style>
    <style:style style:name="t7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7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8" style:family="table">
      <style:table-properties style:width="6.6903in" table:align="center" style:may-break-between-rows="false" style:writing-mode="lr-tb"/>
    </style:style>
    <style:style style:name="t8.A" style:family="table-column">
      <style:table-column-properties style:column-width="2.2833in"/>
    </style:style>
    <style:style style:name="t8.B" style:family="table-column">
      <style:table-column-properties style:column-width="0.8118in"/>
    </style:style>
    <style:style style:name="t8.C" style:family="table-column">
      <style:table-column-properties style:column-width="0.8986in"/>
    </style:style>
    <style:style style:name="t8.F" style:family="table-column">
      <style:table-column-properties style:column-width="0.8993in"/>
    </style:style>
    <style:style style:name="t8.A1" style:family="table-cell">
      <style:table-cell-properties style:vertical-align="bottom" fo:padding="0.0382in" fo:border-left="none" fo:border-right="none" fo:border-top="none" fo:border-bottom="0.0007in solid #000000"/>
    </style:style>
    <style:style style:name="t8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8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8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8.A3" style:family="table-cell">
      <style:table-cell-properties fo:padding="0.0194in" fo:border-left="0.0347in solid #000000" fo:border-right="none" fo:border-top="none" fo:border-bottom="0.0069in solid #000000"/>
    </style:style>
    <style:style style:name="t8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8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8.8" style:family="table-row">
      <style:table-row-properties style:min-row-height="0.3326in"/>
    </style:style>
    <style:style style:name="t8.A8" style:family="table-cell">
      <style:table-cell-properties fo:padding="0.0194in" fo:border-left="0.0347in solid #000000" fo:border-right="none" fo:border-top="none" fo:border-bottom="0.0347in solid #000000"/>
    </style:style>
    <style:style style:name="t8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8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9" style:family="table">
      <style:table-properties style:width="6.6903in" table:align="center" style:may-break-between-rows="false" style:writing-mode="lr-tb"/>
    </style:style>
    <style:style style:name="t9.A" style:family="table-column">
      <style:table-column-properties style:column-width="2.2833in"/>
    </style:style>
    <style:style style:name="t9.B" style:family="table-column">
      <style:table-column-properties style:column-width="0.8118in"/>
    </style:style>
    <style:style style:name="t9.C" style:family="table-column">
      <style:table-column-properties style:column-width="0.8986in"/>
    </style:style>
    <style:style style:name="t9.F" style:family="table-column">
      <style:table-column-properties style:column-width="0.8993in"/>
    </style:style>
    <style:style style:name="t9.A1" style:family="table-cell">
      <style:table-cell-properties style:vertical-align="bottom" fo:padding="0.0382in" fo:border-left="none" fo:border-right="none" fo:border-top="none" fo:border-bottom="0.0007in solid #000000"/>
    </style:style>
    <style:style style:name="t9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9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9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9.A3" style:family="table-cell">
      <style:table-cell-properties fo:padding="0.0194in" fo:border-left="0.0347in solid #000000" fo:border-right="none" fo:border-top="none" fo:border-bottom="0.0069in solid #000000"/>
    </style:style>
    <style:style style:name="t9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9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9.8" style:family="table-row">
      <style:table-row-properties style:min-row-height="0.3326in"/>
    </style:style>
    <style:style style:name="t9.A8" style:family="table-cell">
      <style:table-cell-properties fo:padding="0.0194in" fo:border-left="0.0347in solid #000000" fo:border-right="none" fo:border-top="none" fo:border-bottom="0.0347in solid #000000"/>
    </style:style>
    <style:style style:name="t9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9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10" style:family="table">
      <style:table-properties style:width="6.6903in" table:align="center" style:may-break-between-rows="false" style:writing-mode="lr-tb"/>
    </style:style>
    <style:style style:name="t10.A" style:family="table-column">
      <style:table-column-properties style:column-width="2.2833in"/>
    </style:style>
    <style:style style:name="t10.B" style:family="table-column">
      <style:table-column-properties style:column-width="0.8118in"/>
    </style:style>
    <style:style style:name="t10.C" style:family="table-column">
      <style:table-column-properties style:column-width="0.8986in"/>
    </style:style>
    <style:style style:name="t10.F" style:family="table-column">
      <style:table-column-properties style:column-width="0.8993in"/>
    </style:style>
    <style:style style:name="t10.A1" style:family="table-cell">
      <style:table-cell-properties style:vertical-align="bottom" fo:padding="0.0382in" fo:border-left="none" fo:border-right="none" fo:border-top="none" fo:border-bottom="0.0007in solid #000000"/>
    </style:style>
    <style:style style:name="t10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0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0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0.A3" style:family="table-cell">
      <style:table-cell-properties fo:padding="0.0194in" fo:border-left="0.0347in solid #000000" fo:border-right="none" fo:border-top="none" fo:border-bottom="0.0069in solid #000000"/>
    </style:style>
    <style:style style:name="t10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10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10.8" style:family="table-row">
      <style:table-row-properties style:min-row-height="0.3326in"/>
    </style:style>
    <style:style style:name="t10.A8" style:family="table-cell">
      <style:table-cell-properties fo:padding="0.0194in" fo:border-left="0.0347in solid #000000" fo:border-right="none" fo:border-top="none" fo:border-bottom="0.0347in solid #000000"/>
    </style:style>
    <style:style style:name="t10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10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Footer">
      <style:paragraph-properties fo:text-align="center" style:justify-single-word="false">
        <style:tab-stops/>
      </style:paragraph-properties>
      <style:text-properties style:font-name="Arial" fo:font-size="9pt" style:font-size-asian="9pt" style:font-size-complex="9pt"/>
    </style:style>
    <style:style style:name="P4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5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6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7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9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1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14" style:family="paragraph" style:parent-style-name="Standard">
      <style:text-properties style:font-name="Arial" fo:font-size="9pt" fo:font-weight="normal" style:font-size-asian="9pt" style:font-weight-asian="normal" style:font-size-complex="9pt" style:font-weight-complex="normal"/>
    </style:style>
    <style:style style:name="P15" style:family="paragraph" style:parent-style-name="Standard">
      <style:paragraph-properties style:snap-to-layout-gri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16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7" style:family="paragraph" style:parent-style-name="Standard">
      <style:text-properties fo:font-size="5pt" style:font-size-asian="5pt" style:font-size-complex="5pt"/>
    </style:style>
    <style:style style:name="P18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9" style:family="paragraph" style:parent-style-name="Standard">
      <style:paragraph-properties fo:text-align="center" style:justify-single-word="false"/>
    </style:style>
    <style:style style:name="P20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21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fo:break-before="pag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5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6" style:family="paragraph" style:parent-style-name="Standard">
      <style:paragraph-properties fo:margin-left="0in" fo:margin-right="0in" fo:text-align="justify" style:justify-single-word="false" fo:text-indent="0in" style:auto-text-indent="false" fo:background-color="transparent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27" style:family="paragraph" style:parent-style-name="Standard">
      <style:paragraph-properties fo:margin-top="0in" fo:margin-bottom="0in" fo:text-align="start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text-position="0% 100%" style:font-name="Arial" fo:font-size="9pt" style:font-size-asian="9pt" style:font-size-complex="9pt"/>
    </style:style>
    <style:style style:name="P29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2" style:family="paragraph" style:parent-style-name="Text_20_body">
      <style:paragraph-properties fo:text-align="center" style:justify-single-word="false"/>
    </style:style>
    <style:style style:name="P33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style:font-size-asian="9pt" style:font-size-complex="9pt"/>
    </style:style>
    <style:style style:name="P34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35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36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text-position="0% 100%" style:font-name="Arial" fo:font-size="9pt" style:font-size-asian="9pt" style:font-size-complex="9pt"/>
    </style:style>
    <style:style style:name="P37" style:family="paragraph" style:parent-style-name="Text_20_body" style:master-page-name="First_20_Page">
      <style:paragraph-properties fo:text-align="center" style:justify-single-word="false" style:page-number="auto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38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39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40" style:family="paragraph" style:parent-style-name="Standard" style:list-style-name="L1" style:master-page-name="">
      <style:paragraph-properties fo:margin-left="0.0346in" fo:margin-right="0in" fo:text-align="justify" style:justify-single-word="false" fo:orphans="2" fo:widows="2" fo:hyphenation-ladder-count="no-limit" fo:text-indent="0.3819in" style:auto-text-indent="false" style:page-number="auto" style:writing-mode="lr-tb">
        <style:tab-stops/>
      </style:paragraph-properties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41" style:family="paragraph" style:parent-style-name="Standard" style:list-style-name="L1">
      <style:paragraph-properties fo:margin-left="0.0346in" fo:margin-right="0in" fo:text-align="justify" style:justify-single-word="false" fo:orphans="2" fo:widows="2" fo:hyphenation-ladder-count="no-limit" fo:text-indent="0.3819in" style:auto-text-indent="false" style:writing-mode="lr-tb">
        <style:tab-stops/>
      </style:paragraph-properties>
      <style:text-properties fo:font-size="10pt" style:font-size-asian="10pt" style:font-size-complex="10pt" fo:hyphenate="false" fo:hyphenation-remain-char-count="2" fo:hyphenation-push-char-count="2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style:font-name-complex="Symbol"/>
    </style:style>
    <style:style style:name="T3" style:family="text">
      <style:text-properties style:font-name="Arial" fo:language="ru" fo:country="RU" fo:font-weight="bold" style:font-weight-asian="bold" style:font-name-complex="Arial" style:font-weight-complex="bold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6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9" style:family="text">
      <style:text-properties style:font-name="Arial" fo:font-size="10pt" fo:language="en" fo:country="US" style:font-size-asian="10pt" style:font-name-complex="Arial"/>
    </style:style>
    <style:style style:name="T10" style:family="text">
      <style:text-properties style:font-name="Arial" fo:font-size="10pt" fo:language="en" fo:country="US" style:font-size-asian="10pt" style:language-asian="zh" style:country-asian="TW" style:font-name-complex="Arial" style:font-size-complex="10pt"/>
    </style:style>
    <style:style style:name="T11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2" style:family="text">
      <style:text-properties fo:language="en" fo:country="US"/>
    </style:style>
    <style:style style:name="T13" style:family="text">
      <style:text-properties fo:language="en" fo:country="US" fo:font-style="italic" style:font-style-asian="italic" style:font-style-complex="italic"/>
    </style:style>
    <style:style style:name="T14" style:family="text">
      <style:text-properties fo:language="en" fo:country="US" fo:font-style="italic" style:font-style-asian="italic" style:font-name-complex="Tahoma" style:font-style-complex="italic"/>
    </style:style>
    <style:style style:name="T15" style:family="text">
      <style:text-properties fo:language="en" fo:country="US" style:font-name-complex="Arial"/>
    </style:style>
    <style:style style:name="T16" style:family="text">
      <style:text-properties style:text-position="super 58%"/>
    </style:style>
    <style:style style:name="T17" style:family="text">
      <style:text-properties style:text-position="sub 58%"/>
    </style:style>
    <style:style style:name="T18" style:family="text">
      <style:text-properties style:text-position="sub 58%" fo:language="en" fo:country="US" fo:font-style="italic" style:font-style-asian="italic" style:font-name-complex="Tahoma" style:font-style-complex="italic"/>
    </style:style>
    <style:style style:name="T19" style:family="text">
      <style:text-properties style:text-position="sub 58%" fo:language="ru" fo:country="RU" fo:font-style="normal" style:font-style-asian="normal" style:font-name-complex="Tahoma" style:font-style-complex="normal"/>
    </style:style>
    <style:style style:name="T20" style:family="text">
      <style:text-properties fo:language="ru" fo:country="RU"/>
    </style:style>
    <style:style style:name="T21" style:family="text">
      <style:text-properties fo:language="ru" fo:country="RU" fo:font-style="italic" style:font-style-asian="italic" style:font-name-complex="Tahoma" style:font-style-complex="italic"/>
    </style:style>
    <style:style style:name="T22" style:family="text">
      <style:text-properties fo:language="ru" fo:country="RU" style:text-underline-style="solid" style:text-underline-width="auto" style:text-underline-color="font-color" fo:font-weight="bold" style:font-weight-asian="bold"/>
    </style:style>
    <style:style style:name="T23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4" style:family="text">
      <style:text-properties style:use-window-font-color="true" style:text-underline-style="solid" style:text-underline-width="auto" style:text-underline-color="font-color" fo:font-weight="bold" style:font-weight-asian="bold"/>
    </style:style>
    <style:style style:name="T25" style:family="text">
      <style:text-properties style:use-window-font-color="true" style:text-underline-style="solid" style:text-underline-width="auto" style:text-underline-color="font-color" fo:font-weight="bold" style:font-weight-asian="bold" style:font-weight-complex="bold"/>
    </style:style>
    <style:style style:name="T26" style:family="text">
      <style:text-properties style:use-window-font-color="true" fo:language="ru" fo:country="RU" style:font-name-asian="Times New Roman" style:font-name-complex="Times New Roman" style:language-complex="ar" style:country-complex="SA"/>
    </style:style>
    <style:style style:name="T27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28" style:family="text">
      <style:text-properties style:use-window-font-color="true" fo:language="ru" fo:country="RU" fo:font-style="italic" style:font-name-asian="Times New Roman" style:font-style-asian="italic" style:font-name-complex="Times New Roman" style:language-complex="ar" style:country-complex="SA" style:font-style-complex="italic"/>
    </style:style>
    <style:style style:name="T29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30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 style:text-overline-style="solid" style:text-overline-width="auto" style:text-overline-color="font-color"/>
    </style:style>
    <style:style style:name="T31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32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33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34" style:family="text">
      <style:text-properties style:use-window-font-color="true" style:text-position="super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35" style:family="text">
      <style:text-properties style:use-window-font-color="true" fo:language="en" fo:country="US" style:font-name-asian="Times New Roman" style:font-name-complex="Times New Roman" style:language-complex="ar" style:country-complex="SA"/>
    </style:style>
    <style:style style:name="T36" style:family="text">
      <style:text-properties style:use-window-font-color="true" fo:language="en" fo:country="US" fo:font-style="normal" style:font-name-asian="Times New Roman" style:font-style-asian="normal" style:font-name-complex="Times New Roman" style:language-complex="ar" style:country-complex="SA" style:font-style-complex="normal"/>
    </style:style>
    <style:style style:name="T37" style:family="text">
      <style:text-properties style:use-window-font-color="true" style:text-position="sub 58%" fo:language="en" fo:country="US" fo:font-style="italic" style:font-name-asian="Times New Roman" style:font-style-asian="italic" style:font-name-complex="Times New Roman" style:language-complex="ar" style:country-complex="SA" style:font-style-complex="italic"/>
    </style:style>
    <style:style style:name="T38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39" style:family="text">
      <style:text-properties style:use-window-font-color="true" style:text-position="sub 58%" fo:language="en" fo:country="US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40" style:family="text">
      <style:text-properties style:use-window-font-color="true" style:text-position="sub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41" style:family="text">
      <style:text-properties style:use-window-font-color="true" style:text-position="sub 58%" fo:language="ru" fo:country="RU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42" style:family="text">
      <style:text-properties style:font-name-complex="Arial"/>
    </style:style>
    <style:style style:name="T43" style:family="text">
      <style:text-properties style:text-position="0% 100%" style:font-name-asian="Times New Roman" style:font-name-complex="Times New Roman"/>
    </style:style>
    <style:style style:name="T44" style:family="text">
      <style:text-properties style:text-underline-style="solid" style:text-underline-width="auto" style:text-underline-color="font-color" fo:font-weight="bold" style:font-weight-asian="bold"/>
    </style:style>
    <style:style style:name="T45" style:family="text">
      <style:text-properties style:font-name-complex="Tahoma"/>
    </style:style>
    <style:style style:name="T46" style:family="text">
      <style:text-properties style:font-name-asian="Times New Roman" style:font-name-complex="Times New Roman"/>
    </style:style>
    <style:style style:name="fr1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center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CALIBRATION CERTIFICATE</text:p>
      <text:p text:style-name="P29"><text:span text:style-name="T23">AT2327 Alarm Dosimeter</text:span><text:span text:style-name="T11"><text:tab/></text:span><text:span text:style-name="T9">Date of calibration: </text:span><text:span text:style-name="T8">$date</text:span></text:p>
      <text:p text:style-name="P6"/>
      <text:p text:style-name="Standard"><text:span text:style-name="T9">SN</text:span><text:span text:style-name="T4">: </text:span><text:span text:style-name="T6">$serial</text:span></text:p>
      <text:p text:style-name="P17"/>
      <text:p text:style-name="P16"><text:span text:style-name="T9">Type: </text:span><text:span text:style-name="T7">BDKN-04</text:span></text:p>
      <text:p text:style-name="P17"/>
      <text:p text:style-name="P4">Neutron radiation dose rate measurement limits: <text:span text:style-name="T24">BDKN-04: 0.1 mSv/h – 10.0 </text:span><text:span text:style-name="T25">mSv/h</text:span><text:span text:style-name="T24">;</text:span></text:p>
      <text:p text:style-name="P7"/>
      <text:p text:style-name="P4">Measurement error: <text:span text:style-name="T44">BDKN-04: ±</text:span><text:span text:style-name="T22">20</text:span><text:span text:style-name="T44">%</text:span></text:p>
      <text:p text:style-name="P18"/>
      <text:p text:style-name="P4">Operating conditions:</text:p>
      <text:list xml:id="list9030413276661888020" text:style-name="L1">
        <text:list-item>
          <text:p text:style-name="P38"><text:span text:style-name="T15">Air temperature<text:tab/></text:span><text:span text:style-name="T42"><text:tab/><text:tab/><text:tab/>+</text:span><text:span text:style-name="T15">$temp</text:span><text:span text:style-name="T42"> °</text:span><text:span text:style-name="T15">C</text:span></text:p>
        </text:list-item>
        <text:list-item>
          <text:p text:style-name="P38"><text:span text:style-name="T15">Atmospheric pressure<text:tab/></text:span><text:span text:style-name="T15"><text:tab/><text:tab/><text:tab/>98,5 kPa</text:span></text:p>
        </text:list-item>
        <text:list-item>
          <text:p text:style-name="P38"><text:span text:style-name="T15">Relative humidity<text:tab/><text:tab/></text:span><text:span text:style-name="T15"><text:tab/><text:tab/>$vlag %</text:span></text:p>
        </text:list-item>
        <text:list-item>
          <text:p text:style-name="P39">Gamma radiation background<text:tab/><text:tab/><text:tab/>$bground <text:s/>nSv/h</text:p>
        </text:list-item>
      </text:list>
      <text:p text:style-name="Standard"><text:span text:style-name="Знак_20_примечания"/></text:p>
      <text:p text:style-name="P26">Calibration means:</text:p>
      <text:list xml:id="list33293748" text:continue-numbering="true" text:style-name="L1">
        <text:list-item>
          <text:p text:style-name="P40">$eng_facility_140;</text:p>
          <text:p text:style-name="P41"><text:span text:style-name="Знак_20_примечания"><text:span text:style-name="T10"/></text:span></text:p>
        </text:list-item>
      </text:list>
      <text:p text:style-name="P5"/>
      <text:p text:style-name="P8">Calibration data</text:p>
      <text:p text:style-name="P19"/>
      <table:table table:name="t1" table:style-name="t1">
        <table:table-column table:style-name="t1.A"/>
        <table:table-column table:style-name="t1.B"/>
        <table:table-column table:style-name="t1.C" table:number-columns-repeated="3"/>
        <table:table-column table:style-name="t1.F"/>
        <table:table-row>
          <table:table-cell table:style-name="t1.A1" table:number-columns-spanned="6" office:value-type="string">
            <text:p text:style-name="P21"><text:span text:style-name="T12">BDKN-04 (</text:span><text:span text:style-name="T2">n</text:span><text:span text:style-name="T12">) s/n: $bd_num1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office:value-type="string">
            <text:p text:style-name="P28"><text:span text:style-name="T35">Dose rate at check point</text:span><text:span text:style-name="T26"> </text:span><text:span text:style-name="T28">Ḣ</text:span><text:span text:style-name="T37">oi</text:span><text:span text:style-name="T36">(10)</text:span></text:p>
          </table:table-cell>
          <table:table-cell table:style-name="t1.B2" office:value-type="string">
            <text:p text:style-name="P12">Bacground</text:p>
            <text:p text:style-name="P9"><text:span text:style-name="T12">R=</text:span>2<text:span text:style-name="T12">,0 </text:span><text:span text:style-name="T13">m</text:span></text:p>
          </table:table-cell>
          <table:table-cell table:style-name="t1.B2" office:value-type="string">
            <text:p text:style-name="P10">ИБН-<text:span text:style-name="T12">8-3</text:span></text:p>
            <text:p text:style-name="P12">N027</text:p>
            <text:p text:style-name="P9"><text:span text:style-name="T12">R=2,0 </text:span><text:span text:style-name="T13">m</text:span></text:p>
            <text:p text:style-name="P9"><text:span text:style-name="T12">B(R)=0,</text:span>866</text:p>
            <text:p text:style-name="P9"><text:span text:style-name="T31">H</text:span><text:span text:style-name="T33">*</text:span><text:span text:style-name="T38">oi</text:span><text:span text:style-name="T32">(10)</text:span><text:span text:style-name="T12">=</text:span><text:span text:style-name="T20">8,3</text:span></text:p>
            <text:p text:style-name="P3">1-10</text:p>
          </table:table-cell>
          <table:table-cell table:style-name="t1.B2" office:value-type="string">
            <text:p text:style-name="P10">ИБН-<text:span text:style-name="T12">8-6</text:span></text:p>
            <text:p text:style-name="P9"><text:span text:style-name="T12">N</text:span>0<text:span text:style-name="T12">10</text:span></text:p>
            <text:p text:style-name="P9"><text:span text:style-name="T12">R=2,0 </text:span><text:span text:style-name="T13">m</text:span></text:p>
            <text:p text:style-name="P9"><text:span text:style-name="T12">B(R)=0,</text:span>866</text:p>
            <text:p text:style-name="P9"><text:span text:style-name="T31">H</text:span><text:span text:style-name="T33">*</text:span><text:span text:style-name="T38">oi</text:span><text:span text:style-name="T32">(10)</text:span><text:span text:style-name="T12">=</text:span><text:span text:style-name="T20">80</text:span></text:p>
            <text:p text:style-name="P13">20-100</text:p>
          </table:table-cell>
          <table:table-cell table:style-name="t1.B2" office:value-type="string">
            <text:p text:style-name="P34">ИБН-8-6</text:p>
            <text:p text:style-name="P35">N010</text:p>
            <text:p text:style-name="P33"><text:span text:style-name="T12">R=1,0 </text:span><text:span text:style-name="T13">m</text:span></text:p>
            <text:p text:style-name="P33"><text:span text:style-name="T12">B(R)=0,</text:span>957</text:p>
            <text:p text:style-name="P33"><text:span text:style-name="T31">H</text:span><text:span text:style-name="T33">*</text:span><text:span text:style-name="T38">oi</text:span><text:span text:style-name="T32">(10)</text:span><text:span text:style-name="T12">=</text:span><text:span text:style-name="T20">331</text:span></text:p>
            <text:p text:style-name="P36">2<text:span text:style-name="T46">·</text:span>10<text:span text:style-name="T16">2</text:span>-10<text:span text:style-name="T16">3</text:span></text:p>
          </table:table-cell>
          <table:table-cell table:style-name="t1.F2" office:value-type="string">
            <text:p text:style-name="P34">ИБН-8-6</text:p>
            <text:p text:style-name="P35">N010</text:p>
            <text:p text:style-name="P33"><text:span text:style-name="T12">R=0,5 </text:span><text:span text:style-name="T13">m</text:span></text:p>
            <text:p text:style-name="P33"><text:span text:style-name="T12">B(R)=0,9</text:span>91</text:p>
            <text:p text:style-name="P33"><text:span text:style-name="T31">H</text:span><text:span text:style-name="T33">*</text:span><text:span text:style-name="T38">oi</text:span><text:span text:style-name="T32">(10)</text:span><text:span text:style-name="T12">=</text:span><text:span text:style-name="T20">1434</text:span></text:p>
            <text:p text:style-name="P36">2<text:span text:style-name="T46">·</text:span>10<text:span text:style-name="T16">3</text:span>-10<text:span text:style-name="T16">4</text:span></text:p>
          </table:table-cell>
        </table:table-row>
        <table:table-row>
          <table:table-cell table:style-name="t1.A3" office:value-type="string">
            <text:p text:style-name="P15"><text:span text:style-name="T12">Readings</text:span> <text:span text:style-name="T12">at check point</text:span></text:p>
            <text:p text:style-name="P14"><text:span text:style-name="T29">H</text:span><text:span text:style-name="T34">*</text:span><text:span text:style-name="T39">i</text:span><text:span text:style-name="T27">(10) , </text:span><text:span text:style-name="T43">±δ</text:span><text:span text:style-name="T17">ст</text:span>, %</text:p>
          </table:table-cell>
          <table:table-cell table:style-name="t1.B3" office:value-type="string">
            <text:p text:style-name="P10"/>
          </table:table-cell>
          <table:table-cell table:style-name="t1.B3" office:value-type="string">
            <text:p text:style-name="P13">$1-61</text:p>
            <text:p text:style-name="P13">$1-71</text:p>
            <text:p text:style-name="P13">$1-81</text:p>
          </table:table-cell>
          <table:table-cell table:style-name="t1.B3" office:value-type="string">
            <text:p text:style-name="P13">$1-62</text:p>
            <text:p text:style-name="P13">$1-72</text:p>
            <text:p text:style-name="P13">$1-82</text:p>
          </table:table-cell>
          <table:table-cell table:style-name="t1.B3" office:value-type="string">
            <text:p text:style-name="P13">$1-63</text:p>
            <text:p text:style-name="P13">$1-73</text:p>
            <text:p text:style-name="P13">$1-83</text:p>
          </table:table-cell>
          <table:table-cell table:style-name="t1.F3" office:value-type="string">
            <text:p text:style-name="P13">$1-64</text:p>
            <text:p text:style-name="P13">$1-74</text:p>
            <text:p text:style-name="P13">$1-84</text:p>
          </table:table-cell>
        </table:table-row>
        <table:table-row>
          <table:table-cell table:style-name="t1.A3" office:value-type="string">
            <text:p text:style-name="P15"><text:span text:style-name="T12">Average readings</text:span>, <text:span text:style-name="T30">H</text:span><text:span text:style-name="T34">*</text:span><text:span text:style-name="T39">i</text:span><text:span text:style-name="T27">(10) </text:span></text:p>
          </table:table-cell>
          <table:table-cell table:style-name="t1.B3" office:value-type="string">
            <text:p text:style-name="P13">$<text:span text:style-name="T20">1</text:span>-00</text:p>
          </table:table-cell>
          <table:table-cell table:style-name="t1.B3" office:value-type="string">
            <text:p text:style-name="P13">$<text:span text:style-name="T20">1</text:span>-01</text:p>
          </table:table-cell>
          <table:table-cell table:style-name="t1.B3" office:value-type="string">
            <text:p text:style-name="P13">$<text:span text:style-name="T20">1</text:span>-02</text:p>
          </table:table-cell>
          <table:table-cell table:style-name="t1.B3" office:value-type="string">
            <text:p text:style-name="P13">$<text:span text:style-name="T20">1</text:span>-03</text:p>
          </table:table-cell>
          <table:table-cell table:style-name="t1.F3" office:value-type="string">
            <text:p text:style-name="P13">$<text:span text:style-name="T20">1</text:span>-04</text:p>
          </table:table-cell>
        </table:table-row>
        <table:table-row>
          <table:table-cell table:style-name="t1.A3" office:value-type="string">
            <text:p text:style-name="P15"><text:span text:style-name="T12">Dose rate measurement</text:span> <text:span text:style-name="T12">result</text:span> <text:span text:style-name="T12">at control point</text:span></text:p>
            <text:p text:style-name="P14"><text:span text:style-name="T29">H</text:span><text:span text:style-name="T34">*</text:span><text:span text:style-name="T40">пр</text:span><text:span text:style-name="T41">i</text:span><text:span text:style-name="T27">(10) </text:span></text:p>
          </table:table-cell>
          <table:table-cell table:style-name="t1.B3" office:value-type="string">
            <text:p text:style-name="P10"/>
          </table:table-cell>
          <table:table-cell table:style-name="t1.B3" office:value-type="string">
            <text:p text:style-name="P13">$1-n21</text:p>
          </table:table-cell>
          <table:table-cell table:style-name="t1.B3" office:value-type="string">
            <text:p text:style-name="P13">$1-n22</text:p>
          </table:table-cell>
          <table:table-cell table:style-name="t1.B3" office:value-type="string">
            <text:p text:style-name="P13">$1-n23</text:p>
          </table:table-cell>
          <table:table-cell table:style-name="t1.F3" office:value-type="string">
            <text:p text:style-name="P13">$1-n24</text:p>
          </table:table-cell>
        </table:table-row>
        <table:table-row>
          <table:table-cell table:style-name="t1.A3" office:value-type="string">
            <text:p text:style-name="P11"><text:span text:style-name="T12">Intrinsic relative error of measurement</text:span>, <text:span text:style-name="T21">θ</text:span><text:span text:style-name="T19">пр</text:span><text:span text:style-name="T18">i</text:span><text:span text:style-name="T21">, </text:span>%</text:p>
          </table:table-cell>
          <table:table-cell table:style-name="t1.B3" office:value-type="string">
            <text:p text:style-name="P10"/>
          </table:table-cell>
          <table:table-cell table:style-name="t1.B3" office:value-type="string">
            <text:p text:style-name="P13">$1-n31</text:p>
          </table:table-cell>
          <table:table-cell table:style-name="t1.B3" office:value-type="string">
            <text:p text:style-name="P13">$1-n32</text:p>
          </table:table-cell>
          <table:table-cell table:style-name="t1.B3" office:value-type="string">
            <text:p text:style-name="P13">$1-n33</text:p>
          </table:table-cell>
          <table:table-cell table:style-name="t1.F3" office:value-type="string">
            <text:p text:style-name="P13">$1-n34</text:p>
          </table:table-cell>
        </table:table-row>
        <table:table-row>
          <table:table-cell table:style-name="t1.A3" office:value-type="string">
            <text:p text:style-name="P11"><text:span text:style-name="T12">Confidence limit of the intrinsic relative error</text:span> <text:span text:style-name="T45">Δ</text:span><text:span text:style-name="T14">i</text:span>, %</text:p>
          </table:table-cell>
          <table:table-cell table:style-name="t1.B3" office:value-type="string">
            <text:p text:style-name="P10"/>
            <text:p text:style-name="P9"/>
          </table:table-cell>
          <table:table-cell table:style-name="t1.B3" office:value-type="string">
            <text:p text:style-name="P13">$1-n41</text:p>
          </table:table-cell>
          <table:table-cell table:style-name="t1.B3" office:value-type="string">
            <text:p text:style-name="P13">$1-n42</text:p>
          </table:table-cell>
          <table:table-cell table:style-name="t1.B3" office:value-type="string">
            <text:p text:style-name="P13">$1-n43</text:p>
          </table:table-cell>
          <table:table-cell table:style-name="t1.F3" office:value-type="string">
            <text:p text:style-name="P13">$1-n44</text:p>
          </table:table-cell>
        </table:table-row>
        <table:table-row table:style-name="t1.8">
          <table:table-cell table:style-name="t1.A8" office:value-type="string">
            <text:p text:style-name="P27"><text:span text:style-name="T12">Limite of intrinsic relative error </text:span>, % <text:s/><text:span text:style-name="T12">not above</text:span></text:p>
          </table:table-cell>
          <table:table-cell table:style-name="t1.B8" office:value-type="string">
            <text:p text:style-name="P10"/>
          </table:table-cell>
          <table:table-cell table:style-name="t1.C8" table:number-columns-spanned="4" office:value-type="string">
            <text:p text:style-name="P10">±<text:span text:style-name="T20">20</text:span></text:p>
          </table:table-cell>
          <table:covered-table-cell/>
          <table:covered-table-cell/>
          <table:covered-table-cell/>
        </table:table-row>
      </table:table>
      <table:table table:name="t2" table:style-name="t2">
        <table:table-column table:style-name="t2.A"/>
        <table:table-column table:style-name="t2.B"/>
        <table:table-column table:style-name="t2.C" table:number-columns-repeated="3"/>
        <table:table-column table:style-name="t2.F"/>
        <text:soft-page-break/>
        <table:table-row>
          <table:table-cell table:style-name="t2.A1" table:number-columns-spanned="6" office:value-type="string">
            <text:p text:style-name="P21"><text:span text:style-name="T12">BDKN-04 (</text:span><text:span text:style-name="T2">n</text:span><text:span text:style-name="T12">) s/n: $bd_num2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.A2" office:value-type="string">
            <text:p text:style-name="P28"><text:span text:style-name="T35">Dose rate at check point</text:span><text:span text:style-name="T26"> </text:span><text:span text:style-name="T28">Ḣ</text:span><text:span text:style-name="T37">oi</text:span><text:span text:style-name="T36">(10)</text:span></text:p>
          </table:table-cell>
          <table:table-cell table:style-name="t2.B2" office:value-type="string">
            <text:p text:style-name="P12">Bacground</text:p>
            <text:p text:style-name="P9"><text:span text:style-name="T12">R=</text:span>2<text:span text:style-name="T12">,0 </text:span><text:span text:style-name="T13">m</text:span></text:p>
          </table:table-cell>
          <table:table-cell table:style-name="t2.B2" office:value-type="string">
            <text:p text:style-name="P10">ИБН-<text:span text:style-name="T12">8-3</text:span></text:p>
            <text:p text:style-name="P12">N027</text:p>
            <text:p text:style-name="P9"><text:span text:style-name="T12">R=2,0 </text:span><text:span text:style-name="T13">m</text:span></text:p>
            <text:p text:style-name="P9"><text:span text:style-name="T12">B(R)=0,</text:span>866</text:p>
            <text:p text:style-name="P9"><text:span text:style-name="T31">H</text:span><text:span text:style-name="T33">*</text:span><text:span text:style-name="T38">oi</text:span><text:span text:style-name="T32">(10)</text:span><text:span text:style-name="T12">=</text:span><text:span text:style-name="T20">8,3</text:span></text:p>
            <text:p text:style-name="P3">1-10</text:p>
          </table:table-cell>
          <table:table-cell table:style-name="t2.B2" office:value-type="string">
            <text:p text:style-name="P10">ИБН-<text:span text:style-name="T12">8-6</text:span></text:p>
            <text:p text:style-name="P9"><text:span text:style-name="T12">N</text:span>0<text:span text:style-name="T12">10</text:span></text:p>
            <text:p text:style-name="P9"><text:span text:style-name="T12">R=2,0 </text:span><text:span text:style-name="T13">m</text:span></text:p>
            <text:p text:style-name="P9"><text:span text:style-name="T12">B(R)=0,</text:span>866</text:p>
            <text:p text:style-name="P9"><text:span text:style-name="T31">H</text:span><text:span text:style-name="T33">*</text:span><text:span text:style-name="T38">oi</text:span><text:span text:style-name="T32">(10)</text:span><text:span text:style-name="T12">=</text:span><text:span text:style-name="T20">80</text:span></text:p>
            <text:p text:style-name="P13">20-100</text:p>
          </table:table-cell>
          <table:table-cell table:style-name="t2.B2" office:value-type="string">
            <text:p text:style-name="P34">ИБН-8-6</text:p>
            <text:p text:style-name="P35">N010</text:p>
            <text:p text:style-name="P33"><text:span text:style-name="T12">R=1,0 </text:span><text:span text:style-name="T13">m</text:span></text:p>
            <text:p text:style-name="P33"><text:span text:style-name="T12">B(R)=0,</text:span>957</text:p>
            <text:p text:style-name="P33"><text:span text:style-name="T31">H</text:span><text:span text:style-name="T33">*</text:span><text:span text:style-name="T38">oi</text:span><text:span text:style-name="T32">(10)</text:span><text:span text:style-name="T12">=</text:span><text:span text:style-name="T20">331</text:span></text:p>
            <text:p text:style-name="P36">2<text:span text:style-name="T46">·</text:span>10<text:span text:style-name="T16">2</text:span>-10<text:span text:style-name="T16">3</text:span></text:p>
          </table:table-cell>
          <table:table-cell table:style-name="t2.F2" office:value-type="string">
            <text:p text:style-name="P34">ИБН-8-6</text:p>
            <text:p text:style-name="P35">N010</text:p>
            <text:p text:style-name="P33"><text:span text:style-name="T12">R=0,5 </text:span><text:span text:style-name="T13">m</text:span></text:p>
            <text:p text:style-name="P33"><text:span text:style-name="T12">B(R)=0,9</text:span>91</text:p>
            <text:p text:style-name="P33"><text:span text:style-name="T31">H</text:span><text:span text:style-name="T33">*</text:span><text:span text:style-name="T38">oi</text:span><text:span text:style-name="T32">(10)</text:span><text:span text:style-name="T12">=</text:span><text:span text:style-name="T20">1434</text:span></text:p>
            <text:p text:style-name="P36">2<text:span text:style-name="T46">·</text:span>10<text:span text:style-name="T16">3</text:span>-10<text:span text:style-name="T16">4</text:span></text:p>
          </table:table-cell>
        </table:table-row>
        <table:table-row>
          <table:table-cell table:style-name="t2.A3" office:value-type="string">
            <text:p text:style-name="P15"><text:span text:style-name="T12">Readings</text:span> <text:span text:style-name="T12">at check point</text:span></text:p>
            <text:p text:style-name="P14"><text:span text:style-name="T29">H</text:span><text:span text:style-name="T34">*</text:span><text:span text:style-name="T39">i</text:span><text:span text:style-name="T27">(10) , </text:span><text:span text:style-name="T43">±δ</text:span><text:span text:style-name="T17">ст</text:span>, %</text:p>
          </table:table-cell>
          <table:table-cell table:style-name="t2.B3" office:value-type="string">
            <text:p text:style-name="P10"/>
          </table:table-cell>
          <table:table-cell table:style-name="t2.B3" office:value-type="string">
            <text:p text:style-name="P13">$2-61</text:p>
            <text:p text:style-name="P13">$2-71</text:p>
            <text:p text:style-name="P13">$2-81</text:p>
          </table:table-cell>
          <table:table-cell table:style-name="t2.B3" office:value-type="string">
            <text:p text:style-name="P13">$2-62</text:p>
            <text:p text:style-name="P13">$2-72</text:p>
            <text:p text:style-name="P13">$2-82</text:p>
          </table:table-cell>
          <table:table-cell table:style-name="t2.B3" office:value-type="string">
            <text:p text:style-name="P13">$2-63</text:p>
            <text:p text:style-name="P13">$2-73</text:p>
            <text:p text:style-name="P13">$2-83</text:p>
          </table:table-cell>
          <table:table-cell table:style-name="t2.F3" office:value-type="string">
            <text:p text:style-name="P13">$2-64</text:p>
            <text:p text:style-name="P13">$2-74</text:p>
            <text:p text:style-name="P13">$2-84</text:p>
          </table:table-cell>
        </table:table-row>
        <table:table-row>
          <table:table-cell table:style-name="t2.A3" office:value-type="string">
            <text:p text:style-name="P15"><text:span text:style-name="T12">Average readings</text:span>, <text:span text:style-name="T30">H</text:span><text:span text:style-name="T34">*</text:span><text:span text:style-name="T39">i</text:span><text:span text:style-name="T27">(10) </text:span></text:p>
          </table:table-cell>
          <table:table-cell table:style-name="t2.B3" office:value-type="string">
            <text:p text:style-name="P13">$2-00</text:p>
          </table:table-cell>
          <table:table-cell table:style-name="t2.B3" office:value-type="string">
            <text:p text:style-name="P13">$2-01</text:p>
          </table:table-cell>
          <table:table-cell table:style-name="t2.B3" office:value-type="string">
            <text:p text:style-name="P13">$2-02</text:p>
          </table:table-cell>
          <table:table-cell table:style-name="t2.B3" office:value-type="string">
            <text:p text:style-name="P13">$2-03</text:p>
          </table:table-cell>
          <table:table-cell table:style-name="t2.F3" office:value-type="string">
            <text:p text:style-name="P13">$2-04</text:p>
          </table:table-cell>
        </table:table-row>
        <table:table-row>
          <table:table-cell table:style-name="t2.A3" office:value-type="string">
            <text:p text:style-name="P15"><text:span text:style-name="T12">Dose rate measurement</text:span> <text:span text:style-name="T12">result</text:span> <text:span text:style-name="T12">at control point</text:span></text:p>
            <text:p text:style-name="P14"><text:span text:style-name="T29">H</text:span><text:span text:style-name="T34">*</text:span><text:span text:style-name="T40">пр</text:span><text:span text:style-name="T41">i</text:span><text:span text:style-name="T27">(10) </text:span></text:p>
          </table:table-cell>
          <table:table-cell table:style-name="t2.B3" office:value-type="string">
            <text:p text:style-name="P10"/>
          </table:table-cell>
          <table:table-cell table:style-name="t2.B3" office:value-type="string">
            <text:p text:style-name="P13">$2-n21</text:p>
          </table:table-cell>
          <table:table-cell table:style-name="t2.B3" office:value-type="string">
            <text:p text:style-name="P13">$2-n22</text:p>
          </table:table-cell>
          <table:table-cell table:style-name="t2.B3" office:value-type="string">
            <text:p text:style-name="P13">$2-n23</text:p>
          </table:table-cell>
          <table:table-cell table:style-name="t2.F3" office:value-type="string">
            <text:p text:style-name="P13">$2-n24</text:p>
          </table:table-cell>
        </table:table-row>
        <table:table-row>
          <table:table-cell table:style-name="t2.A3" office:value-type="string">
            <text:p text:style-name="P11"><text:span text:style-name="T12">Intrinsic relative error of measurement</text:span>, <text:span text:style-name="T21">θ</text:span><text:span text:style-name="T19">пр</text:span><text:span text:style-name="T18">i</text:span><text:span text:style-name="T21">, </text:span>%</text:p>
          </table:table-cell>
          <table:table-cell table:style-name="t2.B3" office:value-type="string">
            <text:p text:style-name="P10"/>
          </table:table-cell>
          <table:table-cell table:style-name="t2.B3" office:value-type="string">
            <text:p text:style-name="P13">$2-n31</text:p>
          </table:table-cell>
          <table:table-cell table:style-name="t2.B3" office:value-type="string">
            <text:p text:style-name="P13">$2-n32</text:p>
          </table:table-cell>
          <table:table-cell table:style-name="t2.B3" office:value-type="string">
            <text:p text:style-name="P13">$2-n33</text:p>
          </table:table-cell>
          <table:table-cell table:style-name="t2.F3" office:value-type="string">
            <text:p text:style-name="P13">$2-n34</text:p>
          </table:table-cell>
        </table:table-row>
        <table:table-row>
          <table:table-cell table:style-name="t2.A3" office:value-type="string">
            <text:p text:style-name="P11"><text:span text:style-name="T12">Confidence limit of the intrinsic relative error</text:span> <text:span text:style-name="T45">Δ</text:span><text:span text:style-name="T14">i</text:span>, %</text:p>
          </table:table-cell>
          <table:table-cell table:style-name="t2.B3" office:value-type="string">
            <text:p text:style-name="P10"/>
            <text:p text:style-name="P9"/>
          </table:table-cell>
          <table:table-cell table:style-name="t2.B3" office:value-type="string">
            <text:p text:style-name="P13">$2-n41</text:p>
          </table:table-cell>
          <table:table-cell table:style-name="t2.B3" office:value-type="string">
            <text:p text:style-name="P13">$2-n42</text:p>
          </table:table-cell>
          <table:table-cell table:style-name="t2.B3" office:value-type="string">
            <text:p text:style-name="P13">$2-n43</text:p>
          </table:table-cell>
          <table:table-cell table:style-name="t2.F3" office:value-type="string">
            <text:p text:style-name="P13">$2-n44</text:p>
          </table:table-cell>
        </table:table-row>
        <table:table-row table:style-name="t2.8">
          <table:table-cell table:style-name="t2.A8" office:value-type="string">
            <text:p text:style-name="P27"><text:span text:style-name="T12">Limite of intrinsic relative error </text:span>, % <text:s/><text:span text:style-name="T12">not above</text:span></text:p>
          </table:table-cell>
          <table:table-cell table:style-name="t2.B8" office:value-type="string">
            <text:p text:style-name="P10"/>
          </table:table-cell>
          <table:table-cell table:style-name="t2.C8" table:number-columns-spanned="4" office:value-type="string">
            <text:p text:style-name="P10">±<text:span text:style-name="T20">20</text:span></text:p>
          </table:table-cell>
          <table:covered-table-cell/>
          <table:covered-table-cell/>
          <table:covered-table-cell/>
        </table:table-row>
      </table:table>
      <table:table table:name="t3" table:style-name="t3">
        <table:table-column table:style-name="t3.A"/>
        <table:table-column table:style-name="t3.B"/>
        <table:table-column table:style-name="t3.C" table:number-columns-repeated="3"/>
        <table:table-column table:style-name="t3.F"/>
        <table:table-row>
          <table:table-cell table:style-name="t3.A1" table:number-columns-spanned="6" office:value-type="string">
            <text:p text:style-name="P21"><text:span text:style-name="T12">BDKN-04 (</text:span><text:span text:style-name="T2">n</text:span><text:span text:style-name="T12">) s/n: $bd_num3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3.A2" office:value-type="string">
            <text:p text:style-name="P28"><text:span text:style-name="T35">Dose rate at check point</text:span><text:span text:style-name="T26"> </text:span><text:span text:style-name="T28">Ḣ</text:span><text:span text:style-name="T37">oi</text:span><text:span text:style-name="T36">(10)</text:span></text:p>
          </table:table-cell>
          <table:table-cell table:style-name="t3.B2" office:value-type="string">
            <text:p text:style-name="P12">Bacground</text:p>
            <text:p text:style-name="P9"><text:span text:style-name="T12">R=</text:span>2<text:span text:style-name="T12">,0 </text:span><text:span text:style-name="T13">m</text:span></text:p>
          </table:table-cell>
          <table:table-cell table:style-name="t3.B2" office:value-type="string">
            <text:p text:style-name="P10">ИБН-<text:span text:style-name="T12">8-3</text:span></text:p>
            <text:p text:style-name="P12">N027</text:p>
            <text:p text:style-name="P9"><text:span text:style-name="T12">R=2,0 </text:span><text:span text:style-name="T13">m</text:span></text:p>
            <text:p text:style-name="P9"><text:span text:style-name="T12">B(R)=0,</text:span>866</text:p>
            <text:p text:style-name="P9"><text:span text:style-name="T31">H</text:span><text:span text:style-name="T33">*</text:span><text:span text:style-name="T38">oi</text:span><text:span text:style-name="T32">(10)</text:span><text:span text:style-name="T12">=</text:span><text:span text:style-name="T20">8,3</text:span></text:p>
            <text:p text:style-name="P3">1-10</text:p>
          </table:table-cell>
          <table:table-cell table:style-name="t3.B2" office:value-type="string">
            <text:p text:style-name="P10">ИБН-<text:span text:style-name="T12">8-6</text:span></text:p>
            <text:p text:style-name="P9"><text:span text:style-name="T12">N</text:span>0<text:span text:style-name="T12">10</text:span></text:p>
            <text:p text:style-name="P9"><text:span text:style-name="T12">R=2,0 </text:span><text:span text:style-name="T13">m</text:span></text:p>
            <text:p text:style-name="P9"><text:span text:style-name="T12">B(R)=0,</text:span>866</text:p>
            <text:p text:style-name="P9"><text:span text:style-name="T31">H</text:span><text:span text:style-name="T33">*</text:span><text:span text:style-name="T38">oi</text:span><text:span text:style-name="T32">(10)</text:span><text:span text:style-name="T12">=</text:span><text:span text:style-name="T20">80</text:span></text:p>
            <text:p text:style-name="P13">20-100</text:p>
          </table:table-cell>
          <table:table-cell table:style-name="t3.B2" office:value-type="string">
            <text:p text:style-name="P34">ИБН-8-6</text:p>
            <text:p text:style-name="P35">N010</text:p>
            <text:p text:style-name="P33"><text:span text:style-name="T12">R=1,0 </text:span><text:span text:style-name="T13">m</text:span></text:p>
            <text:p text:style-name="P33"><text:span text:style-name="T12">B(R)=0,</text:span>957</text:p>
            <text:p text:style-name="P33"><text:span text:style-name="T31">H</text:span><text:span text:style-name="T33">*</text:span><text:span text:style-name="T38">oi</text:span><text:span text:style-name="T32">(10)</text:span><text:span text:style-name="T12">=</text:span><text:span text:style-name="T20">331</text:span></text:p>
            <text:p text:style-name="P36">2<text:span text:style-name="T46">·</text:span>10<text:span text:style-name="T16">2</text:span>-10<text:span text:style-name="T16">3</text:span></text:p>
          </table:table-cell>
          <table:table-cell table:style-name="t3.F2" office:value-type="string">
            <text:p text:style-name="P34">ИБН-8-6</text:p>
            <text:p text:style-name="P35">N010</text:p>
            <text:p text:style-name="P33"><text:span text:style-name="T12">R=0,5 </text:span><text:span text:style-name="T13">m</text:span></text:p>
            <text:p text:style-name="P33"><text:span text:style-name="T12">B(R)=0,9</text:span>91</text:p>
            <text:p text:style-name="P33"><text:span text:style-name="T31">H</text:span><text:span text:style-name="T33">*</text:span><text:span text:style-name="T38">oi</text:span><text:span text:style-name="T32">(10)</text:span><text:span text:style-name="T12">=</text:span><text:span text:style-name="T20">1434</text:span></text:p>
            <text:p text:style-name="P36">2<text:span text:style-name="T46">·</text:span>10<text:span text:style-name="T16">3</text:span>-10<text:span text:style-name="T16">4</text:span></text:p>
          </table:table-cell>
        </table:table-row>
        <table:table-row>
          <table:table-cell table:style-name="t3.A3" office:value-type="string">
            <text:p text:style-name="P15"><text:span text:style-name="T12">Readings</text:span> <text:span text:style-name="T12">at check point</text:span></text:p>
            <text:p text:style-name="P14"><text:span text:style-name="T29">H</text:span><text:span text:style-name="T34">*</text:span><text:span text:style-name="T39">i</text:span><text:span text:style-name="T27">(10) , </text:span><text:span text:style-name="T43">±δ</text:span><text:span text:style-name="T17">ст</text:span>, %</text:p>
          </table:table-cell>
          <table:table-cell table:style-name="t3.B3" office:value-type="string">
            <text:p text:style-name="P10"/>
          </table:table-cell>
          <table:table-cell table:style-name="t3.B3" office:value-type="string">
            <text:p text:style-name="P13">$3-61</text:p>
            <text:p text:style-name="P13">$3-71</text:p>
            <text:p text:style-name="P13">$3-81</text:p>
          </table:table-cell>
          <table:table-cell table:style-name="t3.B3" office:value-type="string">
            <text:p text:style-name="P13">$3-62</text:p>
            <text:p text:style-name="P13">$3-72</text:p>
            <text:p text:style-name="P13">$3-82</text:p>
          </table:table-cell>
          <table:table-cell table:style-name="t3.B3" office:value-type="string">
            <text:p text:style-name="P13">$3-63</text:p>
            <text:p text:style-name="P13">$3-73</text:p>
            <text:p text:style-name="P13">$3-83</text:p>
          </table:table-cell>
          <table:table-cell table:style-name="t3.F3" office:value-type="string">
            <text:p text:style-name="P13">$3-64</text:p>
            <text:p text:style-name="P13">$3-74</text:p>
            <text:p text:style-name="P13">$3-84</text:p>
          </table:table-cell>
        </table:table-row>
        <table:table-row>
          <table:table-cell table:style-name="t3.A3" office:value-type="string">
            <text:p text:style-name="P15"><text:span text:style-name="T12">Average readings</text:span>, <text:span text:style-name="T30">H</text:span><text:span text:style-name="T34">*</text:span><text:span text:style-name="T39">i</text:span><text:span text:style-name="T27">(10) </text:span></text:p>
          </table:table-cell>
          <table:table-cell table:style-name="t3.B3" office:value-type="string">
            <text:p text:style-name="P13">$3-00</text:p>
          </table:table-cell>
          <table:table-cell table:style-name="t3.B3" office:value-type="string">
            <text:p text:style-name="P13">$3-01</text:p>
          </table:table-cell>
          <table:table-cell table:style-name="t3.B3" office:value-type="string">
            <text:p text:style-name="P13">$3-02</text:p>
          </table:table-cell>
          <table:table-cell table:style-name="t3.B3" office:value-type="string">
            <text:p text:style-name="P13">$3-03</text:p>
          </table:table-cell>
          <table:table-cell table:style-name="t3.F3" office:value-type="string">
            <text:p text:style-name="P13">$3-04</text:p>
          </table:table-cell>
        </table:table-row>
        <table:table-row>
          <table:table-cell table:style-name="t3.A3" office:value-type="string">
            <text:p text:style-name="P15"><text:span text:style-name="T12">Dose rate measurement</text:span> <text:span text:style-name="T12">result</text:span> <text:span text:style-name="T12">at control point</text:span></text:p>
            <text:p text:style-name="P14"><text:span text:style-name="T29">H</text:span><text:span text:style-name="T34">*</text:span><text:span text:style-name="T40">пр</text:span><text:span text:style-name="T41">i</text:span><text:span text:style-name="T27">(10) </text:span></text:p>
          </table:table-cell>
          <table:table-cell table:style-name="t3.B3" office:value-type="string">
            <text:p text:style-name="P10"/>
          </table:table-cell>
          <table:table-cell table:style-name="t3.B3" office:value-type="string">
            <text:p text:style-name="P13">$3-n21</text:p>
          </table:table-cell>
          <table:table-cell table:style-name="t3.B3" office:value-type="string">
            <text:p text:style-name="P13">$3-n22</text:p>
          </table:table-cell>
          <table:table-cell table:style-name="t3.B3" office:value-type="string">
            <text:p text:style-name="P13">$3-n23</text:p>
          </table:table-cell>
          <table:table-cell table:style-name="t3.F3" office:value-type="string">
            <text:p text:style-name="P13">$3-n24</text:p>
          </table:table-cell>
        </table:table-row>
        <table:table-row>
          <table:table-cell table:style-name="t3.A3" office:value-type="string">
            <text:p text:style-name="P11"><text:span text:style-name="T12">Intrinsic relative error of measurement</text:span>, <text:span text:style-name="T21">θ</text:span><text:span text:style-name="T19">пр</text:span><text:span text:style-name="T18">i</text:span><text:span text:style-name="T21">, </text:span>%</text:p>
          </table:table-cell>
          <table:table-cell table:style-name="t3.B3" office:value-type="string">
            <text:p text:style-name="P10"/>
          </table:table-cell>
          <table:table-cell table:style-name="t3.B3" office:value-type="string">
            <text:p text:style-name="P13">$3-n31</text:p>
          </table:table-cell>
          <table:table-cell table:style-name="t3.B3" office:value-type="string">
            <text:p text:style-name="P13">$3-n32</text:p>
          </table:table-cell>
          <table:table-cell table:style-name="t3.B3" office:value-type="string">
            <text:p text:style-name="P13">$3-n33</text:p>
          </table:table-cell>
          <table:table-cell table:style-name="t3.F3" office:value-type="string">
            <text:p text:style-name="P13">$3-n34</text:p>
          </table:table-cell>
        </table:table-row>
        <table:table-row>
          <table:table-cell table:style-name="t3.A3" office:value-type="string">
            <text:p text:style-name="P11"><text:span text:style-name="T12">Confidence limit of the intrinsic relative error</text:span> <text:span text:style-name="T45">Δ</text:span><text:span text:style-name="T14">i</text:span>, %</text:p>
          </table:table-cell>
          <table:table-cell table:style-name="t3.B3" office:value-type="string">
            <text:p text:style-name="P10"/>
            <text:p text:style-name="P9"/>
          </table:table-cell>
          <table:table-cell table:style-name="t3.B3" office:value-type="string">
            <text:p text:style-name="P13">$3-n41</text:p>
          </table:table-cell>
          <table:table-cell table:style-name="t3.B3" office:value-type="string">
            <text:p text:style-name="P13">$3-n42</text:p>
          </table:table-cell>
          <table:table-cell table:style-name="t3.B3" office:value-type="string">
            <text:p text:style-name="P13">$3-n43</text:p>
          </table:table-cell>
          <table:table-cell table:style-name="t3.F3" office:value-type="string">
            <text:p text:style-name="P13">$3-n44</text:p>
          </table:table-cell>
        </table:table-row>
        <table:table-row table:style-name="t3.8">
          <table:table-cell table:style-name="t3.A8" office:value-type="string">
            <text:p text:style-name="P27"><text:span text:style-name="T12">Limite of intrinsic relative error </text:span>, % <text:s/><text:span text:style-name="T12">not above</text:span></text:p>
          </table:table-cell>
          <table:table-cell table:style-name="t3.B8" office:value-type="string">
            <text:p text:style-name="P10"/>
          </table:table-cell>
          <table:table-cell table:style-name="t3.C8" table:number-columns-spanned="4" office:value-type="string">
            <text:p text:style-name="P10">±<text:span text:style-name="T20">20</text:span></text:p>
          </table:table-cell>
          <table:covered-table-cell/>
          <table:covered-table-cell/>
          <table:covered-table-cell/>
        </table:table-row>
      </table:table>
      <table:table table:name="t4" table:style-name="t4">
        <table:table-column table:style-name="t4.A"/>
        <table:table-column table:style-name="t4.B"/>
        <table:table-column table:style-name="t4.C" table:number-columns-repeated="3"/>
        <table:table-column table:style-name="t4.F"/>
        <text:soft-page-break/>
        <table:table-row>
          <table:table-cell table:style-name="t4.A1" table:number-columns-spanned="6" office:value-type="string">
            <text:p text:style-name="P21"><text:span text:style-name="T12">BDKN-04 (</text:span><text:span text:style-name="T2">n</text:span><text:span text:style-name="T12">) s/n: $bd_num4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4.A2" office:value-type="string">
            <text:p text:style-name="P28"><text:span text:style-name="T35">Dose rate at check point</text:span><text:span text:style-name="T26"> </text:span><text:span text:style-name="T28">Ḣ</text:span><text:span text:style-name="T37">oi</text:span><text:span text:style-name="T36">(10)</text:span></text:p>
          </table:table-cell>
          <table:table-cell table:style-name="t4.B2" office:value-type="string">
            <text:p text:style-name="P12">Bacground</text:p>
            <text:p text:style-name="P9"><text:span text:style-name="T12">R=</text:span>2<text:span text:style-name="T12">,0 </text:span><text:span text:style-name="T13">m</text:span></text:p>
          </table:table-cell>
          <table:table-cell table:style-name="t4.B2" office:value-type="string">
            <text:p text:style-name="P10">ИБН-<text:span text:style-name="T12">8-3</text:span></text:p>
            <text:p text:style-name="P12">N027</text:p>
            <text:p text:style-name="P9"><text:span text:style-name="T12">R=2,0 </text:span><text:span text:style-name="T13">m</text:span></text:p>
            <text:p text:style-name="P9"><text:span text:style-name="T12">B(R)=0,</text:span>866</text:p>
            <text:p text:style-name="P9"><text:span text:style-name="T31">H</text:span><text:span text:style-name="T33">*</text:span><text:span text:style-name="T38">oi</text:span><text:span text:style-name="T32">(10)</text:span><text:span text:style-name="T12">=</text:span><text:span text:style-name="T20">8,3</text:span></text:p>
            <text:p text:style-name="P3">1-10</text:p>
          </table:table-cell>
          <table:table-cell table:style-name="t4.B2" office:value-type="string">
            <text:p text:style-name="P10">ИБН-<text:span text:style-name="T12">8-6</text:span></text:p>
            <text:p text:style-name="P9"><text:span text:style-name="T12">N</text:span>0<text:span text:style-name="T12">10</text:span></text:p>
            <text:p text:style-name="P9"><text:span text:style-name="T12">R=2,0 </text:span><text:span text:style-name="T13">m</text:span></text:p>
            <text:p text:style-name="P9"><text:span text:style-name="T12">B(R)=0,</text:span>866</text:p>
            <text:p text:style-name="P9"><text:span text:style-name="T31">H</text:span><text:span text:style-name="T33">*</text:span><text:span text:style-name="T38">oi</text:span><text:span text:style-name="T32">(10)</text:span><text:span text:style-name="T12">=</text:span><text:span text:style-name="T20">80</text:span></text:p>
            <text:p text:style-name="P13">20-100</text:p>
          </table:table-cell>
          <table:table-cell table:style-name="t4.B2" office:value-type="string">
            <text:p text:style-name="P34">ИБН-8-6</text:p>
            <text:p text:style-name="P35">N010</text:p>
            <text:p text:style-name="P33"><text:span text:style-name="T12">R=1,0 </text:span><text:span text:style-name="T13">m</text:span></text:p>
            <text:p text:style-name="P33"><text:span text:style-name="T12">B(R)=0,</text:span>957</text:p>
            <text:p text:style-name="P33"><text:span text:style-name="T31">H</text:span><text:span text:style-name="T33">*</text:span><text:span text:style-name="T38">oi</text:span><text:span text:style-name="T32">(10)</text:span><text:span text:style-name="T12">=</text:span><text:span text:style-name="T20">331</text:span></text:p>
            <text:p text:style-name="P36">2<text:span text:style-name="T46">·</text:span>10<text:span text:style-name="T16">2</text:span>-10<text:span text:style-name="T16">3</text:span></text:p>
          </table:table-cell>
          <table:table-cell table:style-name="t4.F2" office:value-type="string">
            <text:p text:style-name="P34">ИБН-8-6</text:p>
            <text:p text:style-name="P35">N010</text:p>
            <text:p text:style-name="P33"><text:span text:style-name="T12">R=0,5 </text:span><text:span text:style-name="T13">m</text:span></text:p>
            <text:p text:style-name="P33"><text:span text:style-name="T12">B(R)=0,9</text:span>91</text:p>
            <text:p text:style-name="P33"><text:span text:style-name="T31">H</text:span><text:span text:style-name="T33">*</text:span><text:span text:style-name="T38">oi</text:span><text:span text:style-name="T32">(10)</text:span><text:span text:style-name="T12">=</text:span><text:span text:style-name="T20">1434</text:span></text:p>
            <text:p text:style-name="P36">2<text:span text:style-name="T46">·</text:span>10<text:span text:style-name="T16">3</text:span>-10<text:span text:style-name="T16">4</text:span></text:p>
          </table:table-cell>
        </table:table-row>
        <table:table-row>
          <table:table-cell table:style-name="t4.A3" office:value-type="string">
            <text:p text:style-name="P15"><text:span text:style-name="T12">Readings</text:span> <text:span text:style-name="T12">at check point</text:span></text:p>
            <text:p text:style-name="P14"><text:span text:style-name="T29">H</text:span><text:span text:style-name="T34">*</text:span><text:span text:style-name="T39">i</text:span><text:span text:style-name="T27">(10) , </text:span><text:span text:style-name="T43">±δ</text:span><text:span text:style-name="T17">ст</text:span>, %</text:p>
          </table:table-cell>
          <table:table-cell table:style-name="t4.B3" office:value-type="string">
            <text:p text:style-name="P10"/>
          </table:table-cell>
          <table:table-cell table:style-name="t4.B3" office:value-type="string">
            <text:p text:style-name="P13">$4-61</text:p>
            <text:p text:style-name="P13">$4-71</text:p>
            <text:p text:style-name="P13">$4-81</text:p>
          </table:table-cell>
          <table:table-cell table:style-name="t4.B3" office:value-type="string">
            <text:p text:style-name="P13">$4-62</text:p>
            <text:p text:style-name="P13">$4-72</text:p>
            <text:p text:style-name="P13">$4-82</text:p>
          </table:table-cell>
          <table:table-cell table:style-name="t4.B3" office:value-type="string">
            <text:p text:style-name="P13">$4-63</text:p>
            <text:p text:style-name="P13">$4-73</text:p>
            <text:p text:style-name="P13">$4-83</text:p>
          </table:table-cell>
          <table:table-cell table:style-name="t4.F3" office:value-type="string">
            <text:p text:style-name="P13">$4-64</text:p>
            <text:p text:style-name="P13">$4-74</text:p>
            <text:p text:style-name="P13">$4-84</text:p>
          </table:table-cell>
        </table:table-row>
        <table:table-row>
          <table:table-cell table:style-name="t4.A3" office:value-type="string">
            <text:p text:style-name="P15"><text:span text:style-name="T12">Average readings</text:span>, <text:span text:style-name="T30">H</text:span><text:span text:style-name="T34">*</text:span><text:span text:style-name="T39">i</text:span><text:span text:style-name="T27">(10) </text:span></text:p>
          </table:table-cell>
          <table:table-cell table:style-name="t4.B3" office:value-type="string">
            <text:p text:style-name="P13">$4-00</text:p>
          </table:table-cell>
          <table:table-cell table:style-name="t4.B3" office:value-type="string">
            <text:p text:style-name="P13">$4-01</text:p>
          </table:table-cell>
          <table:table-cell table:style-name="t4.B3" office:value-type="string">
            <text:p text:style-name="P13">$4-02</text:p>
          </table:table-cell>
          <table:table-cell table:style-name="t4.B3" office:value-type="string">
            <text:p text:style-name="P13">$4-03</text:p>
          </table:table-cell>
          <table:table-cell table:style-name="t4.F3" office:value-type="string">
            <text:p text:style-name="P13">$4-04</text:p>
          </table:table-cell>
        </table:table-row>
        <table:table-row>
          <table:table-cell table:style-name="t4.A3" office:value-type="string">
            <text:p text:style-name="P15"><text:span text:style-name="T12">Dose rate measurement</text:span> <text:span text:style-name="T12">result</text:span> <text:span text:style-name="T12">at control point</text:span></text:p>
            <text:p text:style-name="P14"><text:span text:style-name="T29">H</text:span><text:span text:style-name="T34">*</text:span><text:span text:style-name="T40">пр</text:span><text:span text:style-name="T41">i</text:span><text:span text:style-name="T27">(10) </text:span></text:p>
          </table:table-cell>
          <table:table-cell table:style-name="t4.B3" office:value-type="string">
            <text:p text:style-name="P10"/>
          </table:table-cell>
          <table:table-cell table:style-name="t4.B3" office:value-type="string">
            <text:p text:style-name="P13">$4-n21</text:p>
          </table:table-cell>
          <table:table-cell table:style-name="t4.B3" office:value-type="string">
            <text:p text:style-name="P13">$4-n22</text:p>
          </table:table-cell>
          <table:table-cell table:style-name="t4.B3" office:value-type="string">
            <text:p text:style-name="P13">$4-n23</text:p>
          </table:table-cell>
          <table:table-cell table:style-name="t4.F3" office:value-type="string">
            <text:p text:style-name="P13">$4-n24</text:p>
          </table:table-cell>
        </table:table-row>
        <table:table-row>
          <table:table-cell table:style-name="t4.A3" office:value-type="string">
            <text:p text:style-name="P11"><text:span text:style-name="T12">Intrinsic relative error of measurement</text:span>, <text:span text:style-name="T21">θ</text:span><text:span text:style-name="T19">пр</text:span><text:span text:style-name="T18">i</text:span><text:span text:style-name="T21">, </text:span>%</text:p>
          </table:table-cell>
          <table:table-cell table:style-name="t4.B3" office:value-type="string">
            <text:p text:style-name="P10"/>
          </table:table-cell>
          <table:table-cell table:style-name="t4.B3" office:value-type="string">
            <text:p text:style-name="P13">$4-n31</text:p>
          </table:table-cell>
          <table:table-cell table:style-name="t4.B3" office:value-type="string">
            <text:p text:style-name="P13">$4-n32</text:p>
          </table:table-cell>
          <table:table-cell table:style-name="t4.B3" office:value-type="string">
            <text:p text:style-name="P13">$4-n33</text:p>
          </table:table-cell>
          <table:table-cell table:style-name="t4.F3" office:value-type="string">
            <text:p text:style-name="P13">$4-n34</text:p>
          </table:table-cell>
        </table:table-row>
        <table:table-row>
          <table:table-cell table:style-name="t4.A3" office:value-type="string">
            <text:p text:style-name="P11"><text:span text:style-name="T12">Confidence limit of the intrinsic relative error</text:span> <text:span text:style-name="T45">Δ</text:span><text:span text:style-name="T14">i</text:span>, %</text:p>
          </table:table-cell>
          <table:table-cell table:style-name="t4.B3" office:value-type="string">
            <text:p text:style-name="P10"/>
            <text:p text:style-name="P9"/>
          </table:table-cell>
          <table:table-cell table:style-name="t4.B3" office:value-type="string">
            <text:p text:style-name="P13">$4-n41</text:p>
          </table:table-cell>
          <table:table-cell table:style-name="t4.B3" office:value-type="string">
            <text:p text:style-name="P13">$4-n42</text:p>
          </table:table-cell>
          <table:table-cell table:style-name="t4.B3" office:value-type="string">
            <text:p text:style-name="P13">$4-n43</text:p>
          </table:table-cell>
          <table:table-cell table:style-name="t4.F3" office:value-type="string">
            <text:p text:style-name="P13">$4-n44</text:p>
          </table:table-cell>
        </table:table-row>
        <table:table-row table:style-name="t4.8">
          <table:table-cell table:style-name="t4.A8" office:value-type="string">
            <text:p text:style-name="P27"><text:span text:style-name="T12">Limite of intrinsic relative error </text:span>, % <text:s/><text:span text:style-name="T12">not above</text:span></text:p>
          </table:table-cell>
          <table:table-cell table:style-name="t4.B8" office:value-type="string">
            <text:p text:style-name="P10"/>
          </table:table-cell>
          <table:table-cell table:style-name="t4.C8" table:number-columns-spanned="4" office:value-type="string">
            <text:p text:style-name="P10">±<text:span text:style-name="T20">20</text:span></text:p>
          </table:table-cell>
          <table:covered-table-cell/>
          <table:covered-table-cell/>
          <table:covered-table-cell/>
        </table:table-row>
      </table:table>
      <table:table table:name="t5" table:style-name="t5">
        <table:table-column table:style-name="t5.A"/>
        <table:table-column table:style-name="t5.B"/>
        <table:table-column table:style-name="t5.C" table:number-columns-repeated="3"/>
        <table:table-column table:style-name="t5.F"/>
        <table:table-row>
          <table:table-cell table:style-name="t5.A1" table:number-columns-spanned="6" office:value-type="string">
            <text:p text:style-name="P21"><text:span text:style-name="T12">BDKN-04 (</text:span><text:span text:style-name="T2">n</text:span><text:span text:style-name="T12">) s/n: $bd_num5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5.A2" office:value-type="string">
            <text:p text:style-name="P28"><text:span text:style-name="T35">Dose rate at check point</text:span><text:span text:style-name="T26"> </text:span><text:span text:style-name="T28">Ḣ</text:span><text:span text:style-name="T37">oi</text:span><text:span text:style-name="T36">(10)</text:span></text:p>
          </table:table-cell>
          <table:table-cell table:style-name="t5.B2" office:value-type="string">
            <text:p text:style-name="P12">Bacground</text:p>
            <text:p text:style-name="P9"><text:span text:style-name="T12">R=</text:span>2<text:span text:style-name="T12">,0 </text:span><text:span text:style-name="T13">m</text:span></text:p>
          </table:table-cell>
          <table:table-cell table:style-name="t5.B2" office:value-type="string">
            <text:p text:style-name="P10">ИБН-<text:span text:style-name="T12">8-3</text:span></text:p>
            <text:p text:style-name="P12">N027</text:p>
            <text:p text:style-name="P9"><text:span text:style-name="T12">R=2,0 </text:span><text:span text:style-name="T13">m</text:span></text:p>
            <text:p text:style-name="P9"><text:span text:style-name="T12">B(R)=0,</text:span>866</text:p>
            <text:p text:style-name="P9"><text:span text:style-name="T31">H</text:span><text:span text:style-name="T33">*</text:span><text:span text:style-name="T38">oi</text:span><text:span text:style-name="T32">(10)</text:span><text:span text:style-name="T12">=</text:span><text:span text:style-name="T20">8,3</text:span></text:p>
            <text:p text:style-name="P3">1-10</text:p>
          </table:table-cell>
          <table:table-cell table:style-name="t5.B2" office:value-type="string">
            <text:p text:style-name="P10">ИБН-<text:span text:style-name="T12">8-6</text:span></text:p>
            <text:p text:style-name="P9"><text:span text:style-name="T12">N</text:span>0<text:span text:style-name="T12">10</text:span></text:p>
            <text:p text:style-name="P9"><text:span text:style-name="T12">R=2,0 </text:span><text:span text:style-name="T13">m</text:span></text:p>
            <text:p text:style-name="P9"><text:span text:style-name="T12">B(R)=0,</text:span>866</text:p>
            <text:p text:style-name="P9"><text:span text:style-name="T31">H</text:span><text:span text:style-name="T33">*</text:span><text:span text:style-name="T38">oi</text:span><text:span text:style-name="T32">(10)</text:span><text:span text:style-name="T12">=</text:span><text:span text:style-name="T20">80</text:span></text:p>
            <text:p text:style-name="P13">20-100</text:p>
          </table:table-cell>
          <table:table-cell table:style-name="t5.B2" office:value-type="string">
            <text:p text:style-name="P34">ИБН-8-6</text:p>
            <text:p text:style-name="P35">N010</text:p>
            <text:p text:style-name="P33"><text:span text:style-name="T12">R=1,0 </text:span><text:span text:style-name="T13">m</text:span></text:p>
            <text:p text:style-name="P33"><text:span text:style-name="T12">B(R)=0,</text:span>957</text:p>
            <text:p text:style-name="P33"><text:span text:style-name="T31">H</text:span><text:span text:style-name="T33">*</text:span><text:span text:style-name="T38">oi</text:span><text:span text:style-name="T32">(10)</text:span><text:span text:style-name="T12">=</text:span><text:span text:style-name="T20">331</text:span></text:p>
            <text:p text:style-name="P36">2<text:span text:style-name="T46">·</text:span>10<text:span text:style-name="T16">2</text:span>-10<text:span text:style-name="T16">3</text:span></text:p>
          </table:table-cell>
          <table:table-cell table:style-name="t5.F2" office:value-type="string">
            <text:p text:style-name="P34">ИБН-8-6</text:p>
            <text:p text:style-name="P35">N010</text:p>
            <text:p text:style-name="P33"><text:span text:style-name="T12">R=0,5 </text:span><text:span text:style-name="T13">m</text:span></text:p>
            <text:p text:style-name="P33"><text:span text:style-name="T12">B(R)=0,9</text:span>91</text:p>
            <text:p text:style-name="P33"><text:span text:style-name="T31">H</text:span><text:span text:style-name="T33">*</text:span><text:span text:style-name="T38">oi</text:span><text:span text:style-name="T32">(10)</text:span><text:span text:style-name="T12">=</text:span><text:span text:style-name="T20">1434</text:span></text:p>
            <text:p text:style-name="P36">2<text:span text:style-name="T46">·</text:span>10<text:span text:style-name="T16">3</text:span>-10<text:span text:style-name="T16">4</text:span></text:p>
          </table:table-cell>
        </table:table-row>
        <table:table-row>
          <table:table-cell table:style-name="t5.A3" office:value-type="string">
            <text:p text:style-name="P15"><text:span text:style-name="T12">Readings</text:span> <text:span text:style-name="T12">at check point</text:span></text:p>
            <text:p text:style-name="P14"><text:span text:style-name="T29">H</text:span><text:span text:style-name="T34">*</text:span><text:span text:style-name="T39">i</text:span><text:span text:style-name="T27">(10) , </text:span><text:span text:style-name="T43">±δ</text:span><text:span text:style-name="T17">ст</text:span>, %</text:p>
          </table:table-cell>
          <table:table-cell table:style-name="t5.B3" office:value-type="string">
            <text:p text:style-name="P10"/>
          </table:table-cell>
          <table:table-cell table:style-name="t5.B3" office:value-type="string">
            <text:p text:style-name="P13">$5-61</text:p>
            <text:p text:style-name="P13">$5-71</text:p>
            <text:p text:style-name="P13">$5-81</text:p>
          </table:table-cell>
          <table:table-cell table:style-name="t5.B3" office:value-type="string">
            <text:p text:style-name="P13">$5-62</text:p>
            <text:p text:style-name="P13">$5-72</text:p>
            <text:p text:style-name="P13">$5-82</text:p>
          </table:table-cell>
          <table:table-cell table:style-name="t5.B3" office:value-type="string">
            <text:p text:style-name="P13">$5-63</text:p>
            <text:p text:style-name="P13">$5-73</text:p>
            <text:p text:style-name="P13">$5-83</text:p>
          </table:table-cell>
          <table:table-cell table:style-name="t5.F3" office:value-type="string">
            <text:p text:style-name="P13">$5-64</text:p>
            <text:p text:style-name="P13">$5-74</text:p>
            <text:p text:style-name="P13">$5-84</text:p>
          </table:table-cell>
        </table:table-row>
        <table:table-row>
          <table:table-cell table:style-name="t5.A3" office:value-type="string">
            <text:p text:style-name="P15"><text:span text:style-name="T12">Average readings</text:span>, <text:span text:style-name="T30">H</text:span><text:span text:style-name="T34">*</text:span><text:span text:style-name="T39">i</text:span><text:span text:style-name="T27">(10) </text:span></text:p>
          </table:table-cell>
          <table:table-cell table:style-name="t5.B3" office:value-type="string">
            <text:p text:style-name="P13">$5-00</text:p>
          </table:table-cell>
          <table:table-cell table:style-name="t5.B3" office:value-type="string">
            <text:p text:style-name="P13">$5-01</text:p>
          </table:table-cell>
          <table:table-cell table:style-name="t5.B3" office:value-type="string">
            <text:p text:style-name="P13">$5-02</text:p>
          </table:table-cell>
          <table:table-cell table:style-name="t5.B3" office:value-type="string">
            <text:p text:style-name="P13">$5-03</text:p>
          </table:table-cell>
          <table:table-cell table:style-name="t5.F3" office:value-type="string">
            <text:p text:style-name="P13">$5-04</text:p>
          </table:table-cell>
        </table:table-row>
        <table:table-row>
          <table:table-cell table:style-name="t5.A3" office:value-type="string">
            <text:p text:style-name="P15"><text:span text:style-name="T12">Dose rate measurement</text:span> <text:span text:style-name="T12">result</text:span> <text:span text:style-name="T12">at control point</text:span></text:p>
            <text:p text:style-name="P14"><text:span text:style-name="T29">H</text:span><text:span text:style-name="T34">*</text:span><text:span text:style-name="T40">пр</text:span><text:span text:style-name="T41">i</text:span><text:span text:style-name="T27">(10) </text:span></text:p>
          </table:table-cell>
          <table:table-cell table:style-name="t5.B3" office:value-type="string">
            <text:p text:style-name="P10"/>
          </table:table-cell>
          <table:table-cell table:style-name="t5.B3" office:value-type="string">
            <text:p text:style-name="P13">$5-n21</text:p>
          </table:table-cell>
          <table:table-cell table:style-name="t5.B3" office:value-type="string">
            <text:p text:style-name="P13">$5-n22</text:p>
          </table:table-cell>
          <table:table-cell table:style-name="t5.B3" office:value-type="string">
            <text:p text:style-name="P13">$5-n23</text:p>
          </table:table-cell>
          <table:table-cell table:style-name="t5.F3" office:value-type="string">
            <text:p text:style-name="P13">$5-n24</text:p>
          </table:table-cell>
        </table:table-row>
        <table:table-row>
          <table:table-cell table:style-name="t5.A3" office:value-type="string">
            <text:p text:style-name="P11"><text:span text:style-name="T12">Intrinsic relative error of measurement</text:span>, <text:span text:style-name="T21">θ</text:span><text:span text:style-name="T19">пр</text:span><text:span text:style-name="T18">i</text:span><text:span text:style-name="T21">, </text:span>%</text:p>
          </table:table-cell>
          <table:table-cell table:style-name="t5.B3" office:value-type="string">
            <text:p text:style-name="P10"/>
          </table:table-cell>
          <table:table-cell table:style-name="t5.B3" office:value-type="string">
            <text:p text:style-name="P13">$5-n31</text:p>
          </table:table-cell>
          <table:table-cell table:style-name="t5.B3" office:value-type="string">
            <text:p text:style-name="P13">$5-n32</text:p>
          </table:table-cell>
          <table:table-cell table:style-name="t5.B3" office:value-type="string">
            <text:p text:style-name="P13">$5-n33</text:p>
          </table:table-cell>
          <table:table-cell table:style-name="t5.F3" office:value-type="string">
            <text:p text:style-name="P13">$5-n34</text:p>
          </table:table-cell>
        </table:table-row>
        <table:table-row>
          <table:table-cell table:style-name="t5.A3" office:value-type="string">
            <text:p text:style-name="P11"><text:span text:style-name="T12">Confidence limit of the intrinsic relative error</text:span> <text:span text:style-name="T45">Δ</text:span><text:span text:style-name="T14">i</text:span>, %</text:p>
          </table:table-cell>
          <table:table-cell table:style-name="t5.B3" office:value-type="string">
            <text:p text:style-name="P10"/>
            <text:p text:style-name="P9"/>
          </table:table-cell>
          <table:table-cell table:style-name="t5.B3" office:value-type="string">
            <text:p text:style-name="P13">$5-n41</text:p>
          </table:table-cell>
          <table:table-cell table:style-name="t5.B3" office:value-type="string">
            <text:p text:style-name="P13">$5-n42</text:p>
          </table:table-cell>
          <table:table-cell table:style-name="t5.B3" office:value-type="string">
            <text:p text:style-name="P13">$5-n43</text:p>
          </table:table-cell>
          <table:table-cell table:style-name="t5.F3" office:value-type="string">
            <text:p text:style-name="P13">$5-n44</text:p>
          </table:table-cell>
        </table:table-row>
        <table:table-row table:style-name="t5.8">
          <table:table-cell table:style-name="t5.A8" office:value-type="string">
            <text:p text:style-name="P27"><text:span text:style-name="T12">Limite of intrinsic relative error </text:span>, % <text:s/><text:span text:style-name="T12">not above</text:span></text:p>
          </table:table-cell>
          <table:table-cell table:style-name="t5.B8" office:value-type="string">
            <text:p text:style-name="P10"/>
          </table:table-cell>
          <table:table-cell table:style-name="t5.C8" table:number-columns-spanned="4" office:value-type="string">
            <text:p text:style-name="P10">±<text:span text:style-name="T20">20</text:span></text:p>
          </table:table-cell>
          <table:covered-table-cell/>
          <table:covered-table-cell/>
          <table:covered-table-cell/>
        </table:table-row>
      </table:table>
      <table:table table:name="t6" table:style-name="t6">
        <table:table-column table:style-name="t6.A"/>
        <table:table-column table:style-name="t6.B"/>
        <table:table-column table:style-name="t6.C" table:number-columns-repeated="3"/>
        <table:table-column table:style-name="t6.F"/>
        <text:soft-page-break/>
        <table:table-row>
          <table:table-cell table:style-name="t6.A1" table:number-columns-spanned="6" office:value-type="string">
            <text:p text:style-name="P21"><text:span text:style-name="T12">BDKN-04 (</text:span><text:span text:style-name="T2">n</text:span><text:span text:style-name="T12">) s/n: $bd_num6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6.A2" office:value-type="string">
            <text:p text:style-name="P28"><text:span text:style-name="T35">Dose rate at check point</text:span><text:span text:style-name="T26"> </text:span><text:span text:style-name="T28">Ḣ</text:span><text:span text:style-name="T37">oi</text:span><text:span text:style-name="T36">(10)</text:span></text:p>
          </table:table-cell>
          <table:table-cell table:style-name="t6.B2" office:value-type="string">
            <text:p text:style-name="P12">Bacground</text:p>
            <text:p text:style-name="P9"><text:span text:style-name="T12">R=</text:span>2<text:span text:style-name="T12">,0 </text:span><text:span text:style-name="T13">m</text:span></text:p>
          </table:table-cell>
          <table:table-cell table:style-name="t6.B2" office:value-type="string">
            <text:p text:style-name="P10">ИБН-<text:span text:style-name="T12">8-3</text:span></text:p>
            <text:p text:style-name="P12">N027</text:p>
            <text:p text:style-name="P9"><text:span text:style-name="T12">R=2,0 </text:span><text:span text:style-name="T13">m</text:span></text:p>
            <text:p text:style-name="P9"><text:span text:style-name="T12">B(R)=0,</text:span>866</text:p>
            <text:p text:style-name="P9"><text:span text:style-name="T31">H</text:span><text:span text:style-name="T33">*</text:span><text:span text:style-name="T38">oi</text:span><text:span text:style-name="T32">(10)</text:span><text:span text:style-name="T12">=</text:span><text:span text:style-name="T20">8,3</text:span></text:p>
            <text:p text:style-name="P3">1-10</text:p>
          </table:table-cell>
          <table:table-cell table:style-name="t6.B2" office:value-type="string">
            <text:p text:style-name="P10">ИБН-<text:span text:style-name="T12">8-6</text:span></text:p>
            <text:p text:style-name="P9"><text:span text:style-name="T12">N</text:span>0<text:span text:style-name="T12">10</text:span></text:p>
            <text:p text:style-name="P9"><text:span text:style-name="T12">R=2,0 </text:span><text:span text:style-name="T13">m</text:span></text:p>
            <text:p text:style-name="P9"><text:span text:style-name="T12">B(R)=0,</text:span>866</text:p>
            <text:p text:style-name="P9"><text:span text:style-name="T31">H</text:span><text:span text:style-name="T33">*</text:span><text:span text:style-name="T38">oi</text:span><text:span text:style-name="T32">(10)</text:span><text:span text:style-name="T12">=</text:span><text:span text:style-name="T20">80</text:span></text:p>
            <text:p text:style-name="P13">20-100</text:p>
          </table:table-cell>
          <table:table-cell table:style-name="t6.B2" office:value-type="string">
            <text:p text:style-name="P34">ИБН-8-6</text:p>
            <text:p text:style-name="P35">N010</text:p>
            <text:p text:style-name="P33"><text:span text:style-name="T12">R=1,0 </text:span><text:span text:style-name="T13">m</text:span></text:p>
            <text:p text:style-name="P33"><text:span text:style-name="T12">B(R)=0,</text:span>957</text:p>
            <text:p text:style-name="P33"><text:span text:style-name="T31">H</text:span><text:span text:style-name="T33">*</text:span><text:span text:style-name="T38">oi</text:span><text:span text:style-name="T32">(10)</text:span><text:span text:style-name="T12">=</text:span><text:span text:style-name="T20">331</text:span></text:p>
            <text:p text:style-name="P36">2<text:span text:style-name="T46">·</text:span>10<text:span text:style-name="T16">2</text:span>-10<text:span text:style-name="T16">3</text:span></text:p>
          </table:table-cell>
          <table:table-cell table:style-name="t6.F2" office:value-type="string">
            <text:p text:style-name="P34">ИБН-8-6</text:p>
            <text:p text:style-name="P35">N010</text:p>
            <text:p text:style-name="P33"><text:span text:style-name="T12">R=0,5 </text:span><text:span text:style-name="T13">m</text:span></text:p>
            <text:p text:style-name="P33"><text:span text:style-name="T12">B(R)=0,9</text:span>91</text:p>
            <text:p text:style-name="P33"><text:span text:style-name="T31">H</text:span><text:span text:style-name="T33">*</text:span><text:span text:style-name="T38">oi</text:span><text:span text:style-name="T32">(10)</text:span><text:span text:style-name="T12">=</text:span><text:span text:style-name="T20">1434</text:span></text:p>
            <text:p text:style-name="P36">2<text:span text:style-name="T46">·</text:span>10<text:span text:style-name="T16">3</text:span>-10<text:span text:style-name="T16">4</text:span></text:p>
          </table:table-cell>
        </table:table-row>
        <table:table-row>
          <table:table-cell table:style-name="t6.A3" office:value-type="string">
            <text:p text:style-name="P15"><text:span text:style-name="T12">Readings</text:span> <text:span text:style-name="T12">at check point</text:span></text:p>
            <text:p text:style-name="P14"><text:span text:style-name="T29">H</text:span><text:span text:style-name="T34">*</text:span><text:span text:style-name="T39">i</text:span><text:span text:style-name="T27">(10) , </text:span><text:span text:style-name="T43">±δ</text:span><text:span text:style-name="T17">ст</text:span>, %</text:p>
          </table:table-cell>
          <table:table-cell table:style-name="t6.B3" office:value-type="string">
            <text:p text:style-name="P10"/>
          </table:table-cell>
          <table:table-cell table:style-name="t6.B3" office:value-type="string">
            <text:p text:style-name="P13">$6-61</text:p>
            <text:p text:style-name="P13">$6-71</text:p>
            <text:p text:style-name="P13">$6-81</text:p>
          </table:table-cell>
          <table:table-cell table:style-name="t6.B3" office:value-type="string">
            <text:p text:style-name="P13">$6-62</text:p>
            <text:p text:style-name="P13">$6-72</text:p>
            <text:p text:style-name="P13">$6-82</text:p>
          </table:table-cell>
          <table:table-cell table:style-name="t6.B3" office:value-type="string">
            <text:p text:style-name="P13">$6-63</text:p>
            <text:p text:style-name="P13">$6-73</text:p>
            <text:p text:style-name="P13">$6-83</text:p>
          </table:table-cell>
          <table:table-cell table:style-name="t6.F3" office:value-type="string">
            <text:p text:style-name="P13">$6-64</text:p>
            <text:p text:style-name="P13">$6-74</text:p>
            <text:p text:style-name="P13">$6-84</text:p>
          </table:table-cell>
        </table:table-row>
        <table:table-row>
          <table:table-cell table:style-name="t6.A3" office:value-type="string">
            <text:p text:style-name="P15"><text:span text:style-name="T12">Average readings</text:span>, <text:span text:style-name="T30">H</text:span><text:span text:style-name="T34">*</text:span><text:span text:style-name="T39">i</text:span><text:span text:style-name="T27">(10) </text:span></text:p>
          </table:table-cell>
          <table:table-cell table:style-name="t6.B3" office:value-type="string">
            <text:p text:style-name="P13">$6-00</text:p>
          </table:table-cell>
          <table:table-cell table:style-name="t6.B3" office:value-type="string">
            <text:p text:style-name="P13">$6-01</text:p>
          </table:table-cell>
          <table:table-cell table:style-name="t6.B3" office:value-type="string">
            <text:p text:style-name="P13">$6-02</text:p>
          </table:table-cell>
          <table:table-cell table:style-name="t6.B3" office:value-type="string">
            <text:p text:style-name="P13">$6-03</text:p>
          </table:table-cell>
          <table:table-cell table:style-name="t6.F3" office:value-type="string">
            <text:p text:style-name="P13">$6-04</text:p>
          </table:table-cell>
        </table:table-row>
        <table:table-row>
          <table:table-cell table:style-name="t6.A3" office:value-type="string">
            <text:p text:style-name="P15"><text:span text:style-name="T12">Dose rate measurement</text:span> <text:span text:style-name="T12">result</text:span> <text:span text:style-name="T12">at control point</text:span></text:p>
            <text:p text:style-name="P14"><text:span text:style-name="T29">H</text:span><text:span text:style-name="T34">*</text:span><text:span text:style-name="T40">пр</text:span><text:span text:style-name="T41">i</text:span><text:span text:style-name="T27">(10) </text:span></text:p>
          </table:table-cell>
          <table:table-cell table:style-name="t6.B3" office:value-type="string">
            <text:p text:style-name="P10"/>
          </table:table-cell>
          <table:table-cell table:style-name="t6.B3" office:value-type="string">
            <text:p text:style-name="P13">$6-n21</text:p>
          </table:table-cell>
          <table:table-cell table:style-name="t6.B3" office:value-type="string">
            <text:p text:style-name="P13">$6-n22</text:p>
          </table:table-cell>
          <table:table-cell table:style-name="t6.B3" office:value-type="string">
            <text:p text:style-name="P13">$6-n23</text:p>
          </table:table-cell>
          <table:table-cell table:style-name="t6.F3" office:value-type="string">
            <text:p text:style-name="P13">$6-n24</text:p>
          </table:table-cell>
        </table:table-row>
        <table:table-row>
          <table:table-cell table:style-name="t6.A3" office:value-type="string">
            <text:p text:style-name="P11"><text:span text:style-name="T12">Intrinsic relative error of measurement</text:span>, <text:span text:style-name="T21">θ</text:span><text:span text:style-name="T19">пр</text:span><text:span text:style-name="T18">i</text:span><text:span text:style-name="T21">, </text:span>%</text:p>
          </table:table-cell>
          <table:table-cell table:style-name="t6.B3" office:value-type="string">
            <text:p text:style-name="P10"/>
          </table:table-cell>
          <table:table-cell table:style-name="t6.B3" office:value-type="string">
            <text:p text:style-name="P13">$6-n31</text:p>
          </table:table-cell>
          <table:table-cell table:style-name="t6.B3" office:value-type="string">
            <text:p text:style-name="P13">$6-n32</text:p>
          </table:table-cell>
          <table:table-cell table:style-name="t6.B3" office:value-type="string">
            <text:p text:style-name="P13">$6-n33</text:p>
          </table:table-cell>
          <table:table-cell table:style-name="t6.F3" office:value-type="string">
            <text:p text:style-name="P13">$6-n34</text:p>
          </table:table-cell>
        </table:table-row>
        <table:table-row>
          <table:table-cell table:style-name="t6.A3" office:value-type="string">
            <text:p text:style-name="P11"><text:span text:style-name="T12">Confidence limit of the intrinsic relative error</text:span> <text:span text:style-name="T45">Δ</text:span><text:span text:style-name="T14">i</text:span>, %</text:p>
          </table:table-cell>
          <table:table-cell table:style-name="t6.B3" office:value-type="string">
            <text:p text:style-name="P10"/>
            <text:p text:style-name="P9"/>
          </table:table-cell>
          <table:table-cell table:style-name="t6.B3" office:value-type="string">
            <text:p text:style-name="P13">$6-n41</text:p>
          </table:table-cell>
          <table:table-cell table:style-name="t6.B3" office:value-type="string">
            <text:p text:style-name="P13">$6-n42</text:p>
          </table:table-cell>
          <table:table-cell table:style-name="t6.B3" office:value-type="string">
            <text:p text:style-name="P13">$6-n43</text:p>
          </table:table-cell>
          <table:table-cell table:style-name="t6.F3" office:value-type="string">
            <text:p text:style-name="P13">$6-n44</text:p>
          </table:table-cell>
        </table:table-row>
        <table:table-row table:style-name="t6.8">
          <table:table-cell table:style-name="t6.A8" office:value-type="string">
            <text:p text:style-name="P27"><text:span text:style-name="T12">Limite of intrinsic relative error </text:span>, % <text:s/><text:span text:style-name="T12">not above</text:span></text:p>
          </table:table-cell>
          <table:table-cell table:style-name="t6.B8" office:value-type="string">
            <text:p text:style-name="P10"/>
          </table:table-cell>
          <table:table-cell table:style-name="t6.C8" table:number-columns-spanned="4" office:value-type="string">
            <text:p text:style-name="P10">±<text:span text:style-name="T20">20</text:span></text:p>
          </table:table-cell>
          <table:covered-table-cell/>
          <table:covered-table-cell/>
          <table:covered-table-cell/>
        </table:table-row>
      </table:table>
      <table:table table:name="t7" table:style-name="t7">
        <table:table-column table:style-name="t7.A"/>
        <table:table-column table:style-name="t7.B"/>
        <table:table-column table:style-name="t7.C" table:number-columns-repeated="3"/>
        <table:table-column table:style-name="t7.F"/>
        <table:table-row>
          <table:table-cell table:style-name="t7.A1" table:number-columns-spanned="6" office:value-type="string">
            <text:p text:style-name="P21"><text:span text:style-name="T12">BDKN-04 (</text:span><text:span text:style-name="T2">n</text:span><text:span text:style-name="T12">) s/n: $bd_num7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7.A2" office:value-type="string">
            <text:p text:style-name="P28"><text:span text:style-name="T35">Dose rate at check point</text:span><text:span text:style-name="T26"> </text:span><text:span text:style-name="T28">Ḣ</text:span><text:span text:style-name="T37">oi</text:span><text:span text:style-name="T36">(10)</text:span></text:p>
          </table:table-cell>
          <table:table-cell table:style-name="t7.B2" office:value-type="string">
            <text:p text:style-name="P12">Bacground</text:p>
            <text:p text:style-name="P9"><text:span text:style-name="T12">R=</text:span>2<text:span text:style-name="T12">,0 </text:span><text:span text:style-name="T13">m</text:span></text:p>
          </table:table-cell>
          <table:table-cell table:style-name="t7.B2" office:value-type="string">
            <text:p text:style-name="P10">ИБН-<text:span text:style-name="T12">8-3</text:span></text:p>
            <text:p text:style-name="P12">N027</text:p>
            <text:p text:style-name="P9"><text:span text:style-name="T12">R=2,0 </text:span><text:span text:style-name="T13">m</text:span></text:p>
            <text:p text:style-name="P9"><text:span text:style-name="T12">B(R)=0,</text:span>866</text:p>
            <text:p text:style-name="P9"><text:span text:style-name="T31">H</text:span><text:span text:style-name="T33">*</text:span><text:span text:style-name="T38">oi</text:span><text:span text:style-name="T32">(10)</text:span><text:span text:style-name="T12">=</text:span><text:span text:style-name="T20">8,3</text:span></text:p>
            <text:p text:style-name="P3">1-10</text:p>
          </table:table-cell>
          <table:table-cell table:style-name="t7.B2" office:value-type="string">
            <text:p text:style-name="P10">ИБН-<text:span text:style-name="T12">8-6</text:span></text:p>
            <text:p text:style-name="P9"><text:span text:style-name="T12">N</text:span>0<text:span text:style-name="T12">10</text:span></text:p>
            <text:p text:style-name="P9"><text:span text:style-name="T12">R=2,0 </text:span><text:span text:style-name="T13">m</text:span></text:p>
            <text:p text:style-name="P9"><text:span text:style-name="T12">B(R)=0,</text:span>866</text:p>
            <text:p text:style-name="P9"><text:span text:style-name="T31">H</text:span><text:span text:style-name="T33">*</text:span><text:span text:style-name="T38">oi</text:span><text:span text:style-name="T32">(10)</text:span><text:span text:style-name="T12">=</text:span><text:span text:style-name="T20">80</text:span></text:p>
            <text:p text:style-name="P13">20-100</text:p>
          </table:table-cell>
          <table:table-cell table:style-name="t7.B2" office:value-type="string">
            <text:p text:style-name="P34">ИБН-8-6</text:p>
            <text:p text:style-name="P35">N010</text:p>
            <text:p text:style-name="P33"><text:span text:style-name="T12">R=1,0 </text:span><text:span text:style-name="T13">m</text:span></text:p>
            <text:p text:style-name="P33"><text:span text:style-name="T12">B(R)=0,</text:span>957</text:p>
            <text:p text:style-name="P33"><text:span text:style-name="T31">H</text:span><text:span text:style-name="T33">*</text:span><text:span text:style-name="T38">oi</text:span><text:span text:style-name="T32">(10)</text:span><text:span text:style-name="T12">=</text:span><text:span text:style-name="T20">331</text:span></text:p>
            <text:p text:style-name="P36">2<text:span text:style-name="T46">·</text:span>10<text:span text:style-name="T16">2</text:span>-10<text:span text:style-name="T16">3</text:span></text:p>
          </table:table-cell>
          <table:table-cell table:style-name="t7.F2" office:value-type="string">
            <text:p text:style-name="P34">ИБН-8-6</text:p>
            <text:p text:style-name="P35">N010</text:p>
            <text:p text:style-name="P33"><text:span text:style-name="T12">R=0,5 </text:span><text:span text:style-name="T13">m</text:span></text:p>
            <text:p text:style-name="P33"><text:span text:style-name="T12">B(R)=0,9</text:span>91</text:p>
            <text:p text:style-name="P33"><text:span text:style-name="T31">H</text:span><text:span text:style-name="T33">*</text:span><text:span text:style-name="T38">oi</text:span><text:span text:style-name="T32">(10)</text:span><text:span text:style-name="T12">=</text:span><text:span text:style-name="T20">1434</text:span></text:p>
            <text:p text:style-name="P36">2<text:span text:style-name="T46">·</text:span>10<text:span text:style-name="T16">3</text:span>-10<text:span text:style-name="T16">4</text:span></text:p>
          </table:table-cell>
        </table:table-row>
        <table:table-row>
          <table:table-cell table:style-name="t7.A3" office:value-type="string">
            <text:p text:style-name="P15"><text:span text:style-name="T12">Readings</text:span> <text:span text:style-name="T12">at check point</text:span></text:p>
            <text:p text:style-name="P14"><text:span text:style-name="T29">H</text:span><text:span text:style-name="T34">*</text:span><text:span text:style-name="T39">i</text:span><text:span text:style-name="T27">(10) , </text:span><text:span text:style-name="T43">±δ</text:span><text:span text:style-name="T17">ст</text:span>, %</text:p>
          </table:table-cell>
          <table:table-cell table:style-name="t7.B3" office:value-type="string">
            <text:p text:style-name="P10"/>
          </table:table-cell>
          <table:table-cell table:style-name="t7.B3" office:value-type="string">
            <text:p text:style-name="P13">$7-61</text:p>
            <text:p text:style-name="P13">$7-71</text:p>
            <text:p text:style-name="P13">$7-81</text:p>
          </table:table-cell>
          <table:table-cell table:style-name="t7.B3" office:value-type="string">
            <text:p text:style-name="P13">$7-62</text:p>
            <text:p text:style-name="P13">$7-72</text:p>
            <text:p text:style-name="P13">$7-82</text:p>
          </table:table-cell>
          <table:table-cell table:style-name="t7.B3" office:value-type="string">
            <text:p text:style-name="P13">$7-63</text:p>
            <text:p text:style-name="P13">$7-73</text:p>
            <text:p text:style-name="P13">$7-83</text:p>
          </table:table-cell>
          <table:table-cell table:style-name="t7.F3" office:value-type="string">
            <text:p text:style-name="P13">$7-64</text:p>
            <text:p text:style-name="P13">$7-74</text:p>
            <text:p text:style-name="P13">$7-84</text:p>
          </table:table-cell>
        </table:table-row>
        <table:table-row>
          <table:table-cell table:style-name="t7.A3" office:value-type="string">
            <text:p text:style-name="P15"><text:span text:style-name="T12">Average readings</text:span>, <text:span text:style-name="T30">H</text:span><text:span text:style-name="T34">*</text:span><text:span text:style-name="T39">i</text:span><text:span text:style-name="T27">(10) </text:span></text:p>
          </table:table-cell>
          <table:table-cell table:style-name="t7.B3" office:value-type="string">
            <text:p text:style-name="P13">$7-00</text:p>
          </table:table-cell>
          <table:table-cell table:style-name="t7.B3" office:value-type="string">
            <text:p text:style-name="P13">$7-01</text:p>
          </table:table-cell>
          <table:table-cell table:style-name="t7.B3" office:value-type="string">
            <text:p text:style-name="P13">$7-02</text:p>
          </table:table-cell>
          <table:table-cell table:style-name="t7.B3" office:value-type="string">
            <text:p text:style-name="P13">$7-03</text:p>
          </table:table-cell>
          <table:table-cell table:style-name="t7.F3" office:value-type="string">
            <text:p text:style-name="P13">$7-04</text:p>
          </table:table-cell>
        </table:table-row>
        <table:table-row>
          <table:table-cell table:style-name="t7.A3" office:value-type="string">
            <text:p text:style-name="P15"><text:span text:style-name="T12">Dose rate measurement</text:span> <text:span text:style-name="T12">result</text:span> <text:span text:style-name="T12">at control point</text:span></text:p>
            <text:p text:style-name="P14"><text:span text:style-name="T29">H</text:span><text:span text:style-name="T34">*</text:span><text:span text:style-name="T40">пр</text:span><text:span text:style-name="T41">i</text:span><text:span text:style-name="T27">(10) </text:span></text:p>
          </table:table-cell>
          <table:table-cell table:style-name="t7.B3" office:value-type="string">
            <text:p text:style-name="P10"/>
          </table:table-cell>
          <table:table-cell table:style-name="t7.B3" office:value-type="string">
            <text:p text:style-name="P13">$7-n21</text:p>
          </table:table-cell>
          <table:table-cell table:style-name="t7.B3" office:value-type="string">
            <text:p text:style-name="P13">$7-n22</text:p>
          </table:table-cell>
          <table:table-cell table:style-name="t7.B3" office:value-type="string">
            <text:p text:style-name="P13">$7-n23</text:p>
          </table:table-cell>
          <table:table-cell table:style-name="t7.F3" office:value-type="string">
            <text:p text:style-name="P13">$7-n24</text:p>
          </table:table-cell>
        </table:table-row>
        <table:table-row>
          <table:table-cell table:style-name="t7.A3" office:value-type="string">
            <text:p text:style-name="P11"><text:span text:style-name="T12">Intrinsic relative error of measurement</text:span>, <text:span text:style-name="T21">θ</text:span><text:span text:style-name="T19">пр</text:span><text:span text:style-name="T18">i</text:span><text:span text:style-name="T21">, </text:span>%</text:p>
          </table:table-cell>
          <table:table-cell table:style-name="t7.B3" office:value-type="string">
            <text:p text:style-name="P10"/>
          </table:table-cell>
          <table:table-cell table:style-name="t7.B3" office:value-type="string">
            <text:p text:style-name="P13">$7-n31</text:p>
          </table:table-cell>
          <table:table-cell table:style-name="t7.B3" office:value-type="string">
            <text:p text:style-name="P13">$7-n32</text:p>
          </table:table-cell>
          <table:table-cell table:style-name="t7.B3" office:value-type="string">
            <text:p text:style-name="P13">$7-n33</text:p>
          </table:table-cell>
          <table:table-cell table:style-name="t7.F3" office:value-type="string">
            <text:p text:style-name="P13">$7-n34</text:p>
          </table:table-cell>
        </table:table-row>
        <table:table-row>
          <table:table-cell table:style-name="t7.A3" office:value-type="string">
            <text:p text:style-name="P11"><text:span text:style-name="T12">Confidence limit of the intrinsic relative error</text:span> <text:span text:style-name="T45">Δ</text:span><text:span text:style-name="T14">i</text:span>, %</text:p>
          </table:table-cell>
          <table:table-cell table:style-name="t7.B3" office:value-type="string">
            <text:p text:style-name="P10"/>
            <text:p text:style-name="P9"/>
          </table:table-cell>
          <table:table-cell table:style-name="t7.B3" office:value-type="string">
            <text:p text:style-name="P13">$7-n41</text:p>
          </table:table-cell>
          <table:table-cell table:style-name="t7.B3" office:value-type="string">
            <text:p text:style-name="P13">$7-n42</text:p>
          </table:table-cell>
          <table:table-cell table:style-name="t7.B3" office:value-type="string">
            <text:p text:style-name="P13">$7-n43</text:p>
          </table:table-cell>
          <table:table-cell table:style-name="t7.F3" office:value-type="string">
            <text:p text:style-name="P13">$7-n44</text:p>
          </table:table-cell>
        </table:table-row>
        <table:table-row table:style-name="t7.8">
          <table:table-cell table:style-name="t7.A8" office:value-type="string">
            <text:p text:style-name="P27"><text:span text:style-name="T12">Limite of intrinsic relative error </text:span>, % <text:s/><text:span text:style-name="T12">not above</text:span></text:p>
          </table:table-cell>
          <table:table-cell table:style-name="t7.B8" office:value-type="string">
            <text:p text:style-name="P10"/>
          </table:table-cell>
          <table:table-cell table:style-name="t7.C8" table:number-columns-spanned="4" office:value-type="string">
            <text:p text:style-name="P10">±<text:span text:style-name="T20">20</text:span></text:p>
          </table:table-cell>
          <table:covered-table-cell/>
          <table:covered-table-cell/>
          <table:covered-table-cell/>
        </table:table-row>
      </table:table>
      <table:table table:name="t8" table:style-name="t8">
        <table:table-column table:style-name="t8.A"/>
        <table:table-column table:style-name="t8.B"/>
        <table:table-column table:style-name="t8.C" table:number-columns-repeated="3"/>
        <table:table-column table:style-name="t8.F"/>
        <text:soft-page-break/>
        <table:table-row>
          <table:table-cell table:style-name="t8.A1" table:number-columns-spanned="6" office:value-type="string">
            <text:p text:style-name="P21"><text:span text:style-name="T12">BDKN-04 (</text:span><text:span text:style-name="T2">n</text:span><text:span text:style-name="T12">) s/n: $bd_num8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8.A2" office:value-type="string">
            <text:p text:style-name="P28"><text:span text:style-name="T35">Dose rate at check point</text:span><text:span text:style-name="T26"> </text:span><text:span text:style-name="T28">Ḣ</text:span><text:span text:style-name="T37">oi</text:span><text:span text:style-name="T36">(10)</text:span></text:p>
          </table:table-cell>
          <table:table-cell table:style-name="t8.B2" office:value-type="string">
            <text:p text:style-name="P12">Bacground</text:p>
            <text:p text:style-name="P9"><text:span text:style-name="T12">R=</text:span>2<text:span text:style-name="T12">,0 </text:span><text:span text:style-name="T13">m</text:span></text:p>
          </table:table-cell>
          <table:table-cell table:style-name="t8.B2" office:value-type="string">
            <text:p text:style-name="P10">ИБН-<text:span text:style-name="T12">8-3</text:span></text:p>
            <text:p text:style-name="P12">N027</text:p>
            <text:p text:style-name="P9"><text:span text:style-name="T12">R=2,0 </text:span><text:span text:style-name="T13">m</text:span></text:p>
            <text:p text:style-name="P9"><text:span text:style-name="T12">B(R)=0,</text:span>866</text:p>
            <text:p text:style-name="P9"><text:span text:style-name="T31">H</text:span><text:span text:style-name="T33">*</text:span><text:span text:style-name="T38">oi</text:span><text:span text:style-name="T32">(10)</text:span><text:span text:style-name="T12">=</text:span><text:span text:style-name="T20">8,3</text:span></text:p>
            <text:p text:style-name="P3">1-10</text:p>
          </table:table-cell>
          <table:table-cell table:style-name="t8.B2" office:value-type="string">
            <text:p text:style-name="P10">ИБН-<text:span text:style-name="T12">8-6</text:span></text:p>
            <text:p text:style-name="P9"><text:span text:style-name="T12">N</text:span>0<text:span text:style-name="T12">10</text:span></text:p>
            <text:p text:style-name="P9"><text:span text:style-name="T12">R=2,0 </text:span><text:span text:style-name="T13">m</text:span></text:p>
            <text:p text:style-name="P9"><text:span text:style-name="T12">B(R)=0,</text:span>866</text:p>
            <text:p text:style-name="P9"><text:span text:style-name="T31">H</text:span><text:span text:style-name="T33">*</text:span><text:span text:style-name="T38">oi</text:span><text:span text:style-name="T32">(10)</text:span><text:span text:style-name="T12">=</text:span><text:span text:style-name="T20">80</text:span></text:p>
            <text:p text:style-name="P13">20-100</text:p>
          </table:table-cell>
          <table:table-cell table:style-name="t8.B2" office:value-type="string">
            <text:p text:style-name="P34">ИБН-8-6</text:p>
            <text:p text:style-name="P35">N010</text:p>
            <text:p text:style-name="P33"><text:span text:style-name="T12">R=1,0 </text:span><text:span text:style-name="T13">m</text:span></text:p>
            <text:p text:style-name="P33"><text:span text:style-name="T12">B(R)=0,</text:span>957</text:p>
            <text:p text:style-name="P33"><text:span text:style-name="T31">H</text:span><text:span text:style-name="T33">*</text:span><text:span text:style-name="T38">oi</text:span><text:span text:style-name="T32">(10)</text:span><text:span text:style-name="T12">=</text:span><text:span text:style-name="T20">331</text:span></text:p>
            <text:p text:style-name="P36">2<text:span text:style-name="T46">·</text:span>10<text:span text:style-name="T16">2</text:span>-10<text:span text:style-name="T16">3</text:span></text:p>
          </table:table-cell>
          <table:table-cell table:style-name="t8.F2" office:value-type="string">
            <text:p text:style-name="P34">ИБН-8-6</text:p>
            <text:p text:style-name="P35">N010</text:p>
            <text:p text:style-name="P33"><text:span text:style-name="T12">R=0,5 </text:span><text:span text:style-name="T13">m</text:span></text:p>
            <text:p text:style-name="P33"><text:span text:style-name="T12">B(R)=0,9</text:span>91</text:p>
            <text:p text:style-name="P33"><text:span text:style-name="T31">H</text:span><text:span text:style-name="T33">*</text:span><text:span text:style-name="T38">oi</text:span><text:span text:style-name="T32">(10)</text:span><text:span text:style-name="T12">=</text:span><text:span text:style-name="T20">1434</text:span></text:p>
            <text:p text:style-name="P36">2<text:span text:style-name="T46">·</text:span>10<text:span text:style-name="T16">3</text:span>-10<text:span text:style-name="T16">4</text:span></text:p>
          </table:table-cell>
        </table:table-row>
        <table:table-row>
          <table:table-cell table:style-name="t8.A3" office:value-type="string">
            <text:p text:style-name="P15"><text:span text:style-name="T12">Readings</text:span> <text:span text:style-name="T12">at check point</text:span></text:p>
            <text:p text:style-name="P14"><text:span text:style-name="T29">H</text:span><text:span text:style-name="T34">*</text:span><text:span text:style-name="T39">i</text:span><text:span text:style-name="T27">(10) , </text:span><text:span text:style-name="T43">±δ</text:span><text:span text:style-name="T17">ст</text:span>, %</text:p>
          </table:table-cell>
          <table:table-cell table:style-name="t8.B3" office:value-type="string">
            <text:p text:style-name="P10"/>
          </table:table-cell>
          <table:table-cell table:style-name="t8.B3" office:value-type="string">
            <text:p text:style-name="P13">$8-61</text:p>
            <text:p text:style-name="P13">$8-71</text:p>
            <text:p text:style-name="P13">$8-81</text:p>
          </table:table-cell>
          <table:table-cell table:style-name="t8.B3" office:value-type="string">
            <text:p text:style-name="P13">$8-62</text:p>
            <text:p text:style-name="P13">$8-72</text:p>
            <text:p text:style-name="P13">$8-82</text:p>
          </table:table-cell>
          <table:table-cell table:style-name="t8.B3" office:value-type="string">
            <text:p text:style-name="P13">$8-63</text:p>
            <text:p text:style-name="P13">$8-73</text:p>
            <text:p text:style-name="P13">$8-83</text:p>
          </table:table-cell>
          <table:table-cell table:style-name="t8.F3" office:value-type="string">
            <text:p text:style-name="P13">$8-64</text:p>
            <text:p text:style-name="P13">$8-74</text:p>
            <text:p text:style-name="P13">$8-84</text:p>
          </table:table-cell>
        </table:table-row>
        <table:table-row>
          <table:table-cell table:style-name="t8.A3" office:value-type="string">
            <text:p text:style-name="P15"><text:span text:style-name="T12">Average readings</text:span>, <text:span text:style-name="T30">H</text:span><text:span text:style-name="T34">*</text:span><text:span text:style-name="T39">i</text:span><text:span text:style-name="T27">(10) </text:span></text:p>
          </table:table-cell>
          <table:table-cell table:style-name="t8.B3" office:value-type="string">
            <text:p text:style-name="P13">$8-00</text:p>
          </table:table-cell>
          <table:table-cell table:style-name="t8.B3" office:value-type="string">
            <text:p text:style-name="P13">$8-01</text:p>
          </table:table-cell>
          <table:table-cell table:style-name="t8.B3" office:value-type="string">
            <text:p text:style-name="P13">$8-02</text:p>
          </table:table-cell>
          <table:table-cell table:style-name="t8.B3" office:value-type="string">
            <text:p text:style-name="P13">$8-03</text:p>
          </table:table-cell>
          <table:table-cell table:style-name="t8.F3" office:value-type="string">
            <text:p text:style-name="P13">$8-04</text:p>
          </table:table-cell>
        </table:table-row>
        <table:table-row>
          <table:table-cell table:style-name="t8.A3" office:value-type="string">
            <text:p text:style-name="P15"><text:span text:style-name="T12">Dose rate measurement</text:span> <text:span text:style-name="T12">result</text:span> <text:span text:style-name="T12">at control point</text:span></text:p>
            <text:p text:style-name="P14"><text:span text:style-name="T29">H</text:span><text:span text:style-name="T34">*</text:span><text:span text:style-name="T40">пр</text:span><text:span text:style-name="T41">i</text:span><text:span text:style-name="T27">(10) </text:span></text:p>
          </table:table-cell>
          <table:table-cell table:style-name="t8.B3" office:value-type="string">
            <text:p text:style-name="P10"/>
          </table:table-cell>
          <table:table-cell table:style-name="t8.B3" office:value-type="string">
            <text:p text:style-name="P13">$8-n21</text:p>
          </table:table-cell>
          <table:table-cell table:style-name="t8.B3" office:value-type="string">
            <text:p text:style-name="P13">$8-n22</text:p>
          </table:table-cell>
          <table:table-cell table:style-name="t8.B3" office:value-type="string">
            <text:p text:style-name="P13">$8-n23</text:p>
          </table:table-cell>
          <table:table-cell table:style-name="t8.F3" office:value-type="string">
            <text:p text:style-name="P13">$8-n24</text:p>
          </table:table-cell>
        </table:table-row>
        <table:table-row>
          <table:table-cell table:style-name="t8.A3" office:value-type="string">
            <text:p text:style-name="P11"><text:span text:style-name="T12">Intrinsic relative error of measurement</text:span>, <text:span text:style-name="T21">θ</text:span><text:span text:style-name="T19">пр</text:span><text:span text:style-name="T18">i</text:span><text:span text:style-name="T21">, </text:span>%</text:p>
          </table:table-cell>
          <table:table-cell table:style-name="t8.B3" office:value-type="string">
            <text:p text:style-name="P10"/>
          </table:table-cell>
          <table:table-cell table:style-name="t8.B3" office:value-type="string">
            <text:p text:style-name="P13">$8-n31</text:p>
          </table:table-cell>
          <table:table-cell table:style-name="t8.B3" office:value-type="string">
            <text:p text:style-name="P13">$8-n32</text:p>
          </table:table-cell>
          <table:table-cell table:style-name="t8.B3" office:value-type="string">
            <text:p text:style-name="P13">$8-n33</text:p>
          </table:table-cell>
          <table:table-cell table:style-name="t8.F3" office:value-type="string">
            <text:p text:style-name="P13">$8-n34</text:p>
          </table:table-cell>
        </table:table-row>
        <table:table-row>
          <table:table-cell table:style-name="t8.A3" office:value-type="string">
            <text:p text:style-name="P11"><text:span text:style-name="T12">Confidence limit of the intrinsic relative error</text:span> <text:span text:style-name="T45">Δ</text:span><text:span text:style-name="T14">i</text:span>, %</text:p>
          </table:table-cell>
          <table:table-cell table:style-name="t8.B3" office:value-type="string">
            <text:p text:style-name="P10"/>
            <text:p text:style-name="P9"/>
          </table:table-cell>
          <table:table-cell table:style-name="t8.B3" office:value-type="string">
            <text:p text:style-name="P13">$8-n41</text:p>
          </table:table-cell>
          <table:table-cell table:style-name="t8.B3" office:value-type="string">
            <text:p text:style-name="P13">$8-n42</text:p>
          </table:table-cell>
          <table:table-cell table:style-name="t8.B3" office:value-type="string">
            <text:p text:style-name="P13">$8-n43</text:p>
          </table:table-cell>
          <table:table-cell table:style-name="t8.F3" office:value-type="string">
            <text:p text:style-name="P13">$8-n44</text:p>
          </table:table-cell>
        </table:table-row>
        <table:table-row table:style-name="t8.8">
          <table:table-cell table:style-name="t8.A8" office:value-type="string">
            <text:p text:style-name="P27"><text:span text:style-name="T12">Limite of intrinsic relative error </text:span>, % <text:s/><text:span text:style-name="T12">not above</text:span></text:p>
          </table:table-cell>
          <table:table-cell table:style-name="t8.B8" office:value-type="string">
            <text:p text:style-name="P10"/>
          </table:table-cell>
          <table:table-cell table:style-name="t8.C8" table:number-columns-spanned="4" office:value-type="string">
            <text:p text:style-name="P10">±<text:span text:style-name="T20">20</text:span></text:p>
          </table:table-cell>
          <table:covered-table-cell/>
          <table:covered-table-cell/>
          <table:covered-table-cell/>
        </table:table-row>
      </table:table>
      <table:table table:name="t9" table:style-name="t9">
        <table:table-column table:style-name="t9.A"/>
        <table:table-column table:style-name="t9.B"/>
        <table:table-column table:style-name="t9.C" table:number-columns-repeated="3"/>
        <table:table-column table:style-name="t9.F"/>
        <table:table-row>
          <table:table-cell table:style-name="t9.A1" table:number-columns-spanned="6" office:value-type="string">
            <text:p text:style-name="P21"><text:span text:style-name="T12">BDKN-04 (</text:span><text:span text:style-name="T2">n</text:span><text:span text:style-name="T12">) s/n: $bd_num9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office:value-type="string">
            <text:p text:style-name="P28"><text:span text:style-name="T35">Dose rate at check point</text:span><text:span text:style-name="T26"> </text:span><text:span text:style-name="T28">Ḣ</text:span><text:span text:style-name="T37">oi</text:span><text:span text:style-name="T36">(10)</text:span></text:p>
          </table:table-cell>
          <table:table-cell table:style-name="t9.B2" office:value-type="string">
            <text:p text:style-name="P12">Bacground</text:p>
            <text:p text:style-name="P9"><text:span text:style-name="T12">R=</text:span>2<text:span text:style-name="T12">,0 </text:span><text:span text:style-name="T13">m</text:span></text:p>
          </table:table-cell>
          <table:table-cell table:style-name="t9.B2" office:value-type="string">
            <text:p text:style-name="P10">ИБН-<text:span text:style-name="T12">8-3</text:span></text:p>
            <text:p text:style-name="P12">N027</text:p>
            <text:p text:style-name="P9"><text:span text:style-name="T12">R=2,0 </text:span><text:span text:style-name="T13">m</text:span></text:p>
            <text:p text:style-name="P9"><text:span text:style-name="T12">B(R)=0,</text:span>866</text:p>
            <text:p text:style-name="P9"><text:span text:style-name="T31">H</text:span><text:span text:style-name="T33">*</text:span><text:span text:style-name="T38">oi</text:span><text:span text:style-name="T32">(10)</text:span><text:span text:style-name="T12">=</text:span><text:span text:style-name="T20">8,3</text:span></text:p>
            <text:p text:style-name="P3">1-10</text:p>
          </table:table-cell>
          <table:table-cell table:style-name="t9.B2" office:value-type="string">
            <text:p text:style-name="P10">ИБН-<text:span text:style-name="T12">8-6</text:span></text:p>
            <text:p text:style-name="P9"><text:span text:style-name="T12">N</text:span>0<text:span text:style-name="T12">10</text:span></text:p>
            <text:p text:style-name="P9"><text:span text:style-name="T12">R=2,0 </text:span><text:span text:style-name="T13">m</text:span></text:p>
            <text:p text:style-name="P9"><text:span text:style-name="T12">B(R)=0,</text:span>866</text:p>
            <text:p text:style-name="P9"><text:span text:style-name="T31">H</text:span><text:span text:style-name="T33">*</text:span><text:span text:style-name="T38">oi</text:span><text:span text:style-name="T32">(10)</text:span><text:span text:style-name="T12">=</text:span><text:span text:style-name="T20">80</text:span></text:p>
            <text:p text:style-name="P13">20-100</text:p>
          </table:table-cell>
          <table:table-cell table:style-name="t9.B2" office:value-type="string">
            <text:p text:style-name="P34">ИБН-8-6</text:p>
            <text:p text:style-name="P35">N010</text:p>
            <text:p text:style-name="P33"><text:span text:style-name="T12">R=1,0 </text:span><text:span text:style-name="T13">m</text:span></text:p>
            <text:p text:style-name="P33"><text:span text:style-name="T12">B(R)=0,</text:span>957</text:p>
            <text:p text:style-name="P33"><text:span text:style-name="T31">H</text:span><text:span text:style-name="T33">*</text:span><text:span text:style-name="T38">oi</text:span><text:span text:style-name="T32">(10)</text:span><text:span text:style-name="T12">=</text:span><text:span text:style-name="T20">331</text:span></text:p>
            <text:p text:style-name="P36">2<text:span text:style-name="T46">·</text:span>10<text:span text:style-name="T16">2</text:span>-10<text:span text:style-name="T16">3</text:span></text:p>
          </table:table-cell>
          <table:table-cell table:style-name="t9.F2" office:value-type="string">
            <text:p text:style-name="P34">ИБН-8-6</text:p>
            <text:p text:style-name="P35">N010</text:p>
            <text:p text:style-name="P33"><text:span text:style-name="T12">R=0,5 </text:span><text:span text:style-name="T13">m</text:span></text:p>
            <text:p text:style-name="P33"><text:span text:style-name="T12">B(R)=0,9</text:span>91</text:p>
            <text:p text:style-name="P33"><text:span text:style-name="T31">H</text:span><text:span text:style-name="T33">*</text:span><text:span text:style-name="T38">oi</text:span><text:span text:style-name="T32">(10)</text:span><text:span text:style-name="T12">=</text:span><text:span text:style-name="T20">1434</text:span></text:p>
            <text:p text:style-name="P36">2<text:span text:style-name="T46">·</text:span>10<text:span text:style-name="T16">3</text:span>-10<text:span text:style-name="T16">4</text:span></text:p>
          </table:table-cell>
        </table:table-row>
        <table:table-row>
          <table:table-cell table:style-name="t9.A3" office:value-type="string">
            <text:p text:style-name="P15"><text:span text:style-name="T12">Readings</text:span> <text:span text:style-name="T12">at check point</text:span></text:p>
            <text:p text:style-name="P14"><text:span text:style-name="T29">H</text:span><text:span text:style-name="T34">*</text:span><text:span text:style-name="T39">i</text:span><text:span text:style-name="T27">(10) , </text:span><text:span text:style-name="T43">±δ</text:span><text:span text:style-name="T17">ст</text:span>, %</text:p>
          </table:table-cell>
          <table:table-cell table:style-name="t9.B3" office:value-type="string">
            <text:p text:style-name="P10"/>
          </table:table-cell>
          <table:table-cell table:style-name="t9.B3" office:value-type="string">
            <text:p text:style-name="P13">$9-61</text:p>
            <text:p text:style-name="P13">$9-71</text:p>
            <text:p text:style-name="P13">$9-81</text:p>
          </table:table-cell>
          <table:table-cell table:style-name="t9.B3" office:value-type="string">
            <text:p text:style-name="P13">$9-62</text:p>
            <text:p text:style-name="P13">$9-72</text:p>
            <text:p text:style-name="P13">$9-82</text:p>
          </table:table-cell>
          <table:table-cell table:style-name="t9.B3" office:value-type="string">
            <text:p text:style-name="P13">$9-63</text:p>
            <text:p text:style-name="P13">$9-73</text:p>
            <text:p text:style-name="P13">$9-83</text:p>
          </table:table-cell>
          <table:table-cell table:style-name="t9.F3" office:value-type="string">
            <text:p text:style-name="P13">$9-64</text:p>
            <text:p text:style-name="P13">$9-74</text:p>
            <text:p text:style-name="P13">$9-84</text:p>
          </table:table-cell>
        </table:table-row>
        <table:table-row>
          <table:table-cell table:style-name="t9.A3" office:value-type="string">
            <text:p text:style-name="P15"><text:span text:style-name="T12">Average readings</text:span>, <text:span text:style-name="T30">H</text:span><text:span text:style-name="T34">*</text:span><text:span text:style-name="T39">i</text:span><text:span text:style-name="T27">(10) </text:span></text:p>
          </table:table-cell>
          <table:table-cell table:style-name="t9.B3" office:value-type="string">
            <text:p text:style-name="P13">$9-00</text:p>
          </table:table-cell>
          <table:table-cell table:style-name="t9.B3" office:value-type="string">
            <text:p text:style-name="P13">$9-01</text:p>
          </table:table-cell>
          <table:table-cell table:style-name="t9.B3" office:value-type="string">
            <text:p text:style-name="P13">$9-02</text:p>
          </table:table-cell>
          <table:table-cell table:style-name="t9.B3" office:value-type="string">
            <text:p text:style-name="P13">$9-03</text:p>
          </table:table-cell>
          <table:table-cell table:style-name="t9.F3" office:value-type="string">
            <text:p text:style-name="P13">$9-04</text:p>
          </table:table-cell>
        </table:table-row>
        <table:table-row>
          <table:table-cell table:style-name="t9.A3" office:value-type="string">
            <text:p text:style-name="P15"><text:span text:style-name="T12">Dose rate measurement</text:span> <text:span text:style-name="T12">result</text:span> <text:span text:style-name="T12">at control point</text:span></text:p>
            <text:p text:style-name="P14"><text:span text:style-name="T29">H</text:span><text:span text:style-name="T34">*</text:span><text:span text:style-name="T40">пр</text:span><text:span text:style-name="T41">i</text:span><text:span text:style-name="T27">(10) </text:span></text:p>
          </table:table-cell>
          <table:table-cell table:style-name="t9.B3" office:value-type="string">
            <text:p text:style-name="P10"/>
          </table:table-cell>
          <table:table-cell table:style-name="t9.B3" office:value-type="string">
            <text:p text:style-name="P13">$9-n21</text:p>
          </table:table-cell>
          <table:table-cell table:style-name="t9.B3" office:value-type="string">
            <text:p text:style-name="P13">$9-n22</text:p>
          </table:table-cell>
          <table:table-cell table:style-name="t9.B3" office:value-type="string">
            <text:p text:style-name="P13">$9-n23</text:p>
          </table:table-cell>
          <table:table-cell table:style-name="t9.F3" office:value-type="string">
            <text:p text:style-name="P13">$9-n24</text:p>
          </table:table-cell>
        </table:table-row>
        <table:table-row>
          <table:table-cell table:style-name="t9.A3" office:value-type="string">
            <text:p text:style-name="P11"><text:span text:style-name="T12">Intrinsic relative error of measurement</text:span>, <text:span text:style-name="T21">θ</text:span><text:span text:style-name="T19">пр</text:span><text:span text:style-name="T18">i</text:span><text:span text:style-name="T21">, </text:span>%</text:p>
          </table:table-cell>
          <table:table-cell table:style-name="t9.B3" office:value-type="string">
            <text:p text:style-name="P10"/>
          </table:table-cell>
          <table:table-cell table:style-name="t9.B3" office:value-type="string">
            <text:p text:style-name="P13">$9-n31</text:p>
          </table:table-cell>
          <table:table-cell table:style-name="t9.B3" office:value-type="string">
            <text:p text:style-name="P13">$9-n32</text:p>
          </table:table-cell>
          <table:table-cell table:style-name="t9.B3" office:value-type="string">
            <text:p text:style-name="P13">$9-n33</text:p>
          </table:table-cell>
          <table:table-cell table:style-name="t9.F3" office:value-type="string">
            <text:p text:style-name="P13">$9-n34</text:p>
          </table:table-cell>
        </table:table-row>
        <table:table-row>
          <table:table-cell table:style-name="t9.A3" office:value-type="string">
            <text:p text:style-name="P11"><text:span text:style-name="T12">Confidence limit of the intrinsic relative error</text:span> <text:span text:style-name="T45">Δ</text:span><text:span text:style-name="T14">i</text:span>, %</text:p>
          </table:table-cell>
          <table:table-cell table:style-name="t9.B3" office:value-type="string">
            <text:p text:style-name="P10"/>
            <text:p text:style-name="P9"/>
          </table:table-cell>
          <table:table-cell table:style-name="t9.B3" office:value-type="string">
            <text:p text:style-name="P13">$9-n41</text:p>
          </table:table-cell>
          <table:table-cell table:style-name="t9.B3" office:value-type="string">
            <text:p text:style-name="P13">$9-n42</text:p>
          </table:table-cell>
          <table:table-cell table:style-name="t9.B3" office:value-type="string">
            <text:p text:style-name="P13">$9-n43</text:p>
          </table:table-cell>
          <table:table-cell table:style-name="t9.F3" office:value-type="string">
            <text:p text:style-name="P13">$9-n44</text:p>
          </table:table-cell>
        </table:table-row>
        <table:table-row table:style-name="t9.8">
          <table:table-cell table:style-name="t9.A8" office:value-type="string">
            <text:p text:style-name="P27"><text:span text:style-name="T12">Limite of intrinsic relative error </text:span>, % <text:s/><text:span text:style-name="T12">not above</text:span></text:p>
          </table:table-cell>
          <table:table-cell table:style-name="t9.B8" office:value-type="string">
            <text:p text:style-name="P10"/>
          </table:table-cell>
          <table:table-cell table:style-name="t9.C8" table:number-columns-spanned="4" office:value-type="string">
            <text:p text:style-name="P10">±<text:span text:style-name="T20">20</text:span></text:p>
          </table:table-cell>
          <table:covered-table-cell/>
          <table:covered-table-cell/>
          <table:covered-table-cell/>
        </table:table-row>
      </table:table>
      <table:table table:name="t10" table:style-name="t10">
        <table:table-column table:style-name="t10.A"/>
        <table:table-column table:style-name="t10.B"/>
        <table:table-column table:style-name="t10.C" table:number-columns-repeated="3"/>
        <table:table-column table:style-name="t10.F"/>
        <text:soft-page-break/>
        <table:table-row>
          <table:table-cell table:style-name="t10.A1" table:number-columns-spanned="6" office:value-type="string">
            <text:p text:style-name="P21"><text:span text:style-name="T12">BDKN-04 (</text:span><text:span text:style-name="T2">n</text:span><text:span text:style-name="T12">) s/n: $bd_num10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28"><text:span text:style-name="T35">Dose rate at check point</text:span><text:span text:style-name="T26"> </text:span><text:span text:style-name="T28">Ḣ</text:span><text:span text:style-name="T37">oi</text:span><text:span text:style-name="T36">(10)</text:span></text:p>
          </table:table-cell>
          <table:table-cell table:style-name="t10.B2" office:value-type="string">
            <text:p text:style-name="P12">Bacground</text:p>
            <text:p text:style-name="P9"><text:span text:style-name="T12">R=</text:span>2<text:span text:style-name="T12">,0 </text:span><text:span text:style-name="T13">m</text:span></text:p>
          </table:table-cell>
          <table:table-cell table:style-name="t10.B2" office:value-type="string">
            <text:p text:style-name="P10">ИБН-<text:span text:style-name="T12">8-3</text:span></text:p>
            <text:p text:style-name="P12">N027</text:p>
            <text:p text:style-name="P9"><text:span text:style-name="T12">R=2,0 </text:span><text:span text:style-name="T13">m</text:span></text:p>
            <text:p text:style-name="P9"><text:span text:style-name="T12">B(R)=0,</text:span>866</text:p>
            <text:p text:style-name="P9"><text:span text:style-name="T31">H</text:span><text:span text:style-name="T33">*</text:span><text:span text:style-name="T38">oi</text:span><text:span text:style-name="T32">(10)</text:span><text:span text:style-name="T12">=</text:span><text:span text:style-name="T20">8,3</text:span></text:p>
            <text:p text:style-name="P3">1-10</text:p>
          </table:table-cell>
          <table:table-cell table:style-name="t10.B2" office:value-type="string">
            <text:p text:style-name="P10">ИБН-<text:span text:style-name="T12">8-6</text:span></text:p>
            <text:p text:style-name="P9"><text:span text:style-name="T12">N</text:span>0<text:span text:style-name="T12">10</text:span></text:p>
            <text:p text:style-name="P9"><text:span text:style-name="T12">R=2,0 </text:span><text:span text:style-name="T13">m</text:span></text:p>
            <text:p text:style-name="P9"><text:span text:style-name="T12">B(R)=0,</text:span>866</text:p>
            <text:p text:style-name="P9"><text:span text:style-name="T31">H</text:span><text:span text:style-name="T33">*</text:span><text:span text:style-name="T38">oi</text:span><text:span text:style-name="T32">(10)</text:span><text:span text:style-name="T12">=</text:span><text:span text:style-name="T20">80</text:span></text:p>
            <text:p text:style-name="P13">20-100</text:p>
          </table:table-cell>
          <table:table-cell table:style-name="t10.B2" office:value-type="string">
            <text:p text:style-name="P34">ИБН-8-6</text:p>
            <text:p text:style-name="P35">N010</text:p>
            <text:p text:style-name="P33"><text:span text:style-name="T12">R=1,0 </text:span><text:span text:style-name="T13">m</text:span></text:p>
            <text:p text:style-name="P33"><text:span text:style-name="T12">B(R)=0,</text:span>957</text:p>
            <text:p text:style-name="P33"><text:span text:style-name="T31">H</text:span><text:span text:style-name="T33">*</text:span><text:span text:style-name="T38">oi</text:span><text:span text:style-name="T32">(10)</text:span><text:span text:style-name="T12">=</text:span><text:span text:style-name="T20">331</text:span></text:p>
            <text:p text:style-name="P36">2<text:span text:style-name="T46">·</text:span>10<text:span text:style-name="T16">2</text:span>-10<text:span text:style-name="T16">3</text:span></text:p>
          </table:table-cell>
          <table:table-cell table:style-name="t10.F2" office:value-type="string">
            <text:p text:style-name="P34">ИБН-8-6</text:p>
            <text:p text:style-name="P35">N010</text:p>
            <text:p text:style-name="P33"><text:span text:style-name="T12">R=0,5 </text:span><text:span text:style-name="T13">m</text:span></text:p>
            <text:p text:style-name="P33"><text:span text:style-name="T12">B(R)=0,9</text:span>91</text:p>
            <text:p text:style-name="P33"><text:span text:style-name="T31">H</text:span><text:span text:style-name="T33">*</text:span><text:span text:style-name="T38">oi</text:span><text:span text:style-name="T32">(10)</text:span><text:span text:style-name="T12">=</text:span><text:span text:style-name="T20">1434</text:span></text:p>
            <text:p text:style-name="P36">2<text:span text:style-name="T46">·</text:span>10<text:span text:style-name="T16">3</text:span>-10<text:span text:style-name="T16">4</text:span></text:p>
          </table:table-cell>
        </table:table-row>
        <table:table-row>
          <table:table-cell table:style-name="t10.A3" office:value-type="string">
            <text:p text:style-name="P15"><text:span text:style-name="T12">Readings</text:span> <text:span text:style-name="T12">at check point</text:span></text:p>
            <text:p text:style-name="P14"><text:span text:style-name="T29">H</text:span><text:span text:style-name="T34">*</text:span><text:span text:style-name="T39">i</text:span><text:span text:style-name="T27">(10) , </text:span><text:span text:style-name="T43">±δ</text:span><text:span text:style-name="T17">ст</text:span>, %</text:p>
          </table:table-cell>
          <table:table-cell table:style-name="t10.B3" office:value-type="string">
            <text:p text:style-name="P10"/>
          </table:table-cell>
          <table:table-cell table:style-name="t10.B3" office:value-type="string">
            <text:p text:style-name="P13">$10-61</text:p>
            <text:p text:style-name="P13">$10-71</text:p>
            <text:p text:style-name="P13">$10-81</text:p>
          </table:table-cell>
          <table:table-cell table:style-name="t10.B3" office:value-type="string">
            <text:p text:style-name="P13">$10-62</text:p>
            <text:p text:style-name="P13">$10-72</text:p>
            <text:p text:style-name="P13">$10-82</text:p>
          </table:table-cell>
          <table:table-cell table:style-name="t10.B3" office:value-type="string">
            <text:p text:style-name="P13">$10-63</text:p>
            <text:p text:style-name="P13">$10-73</text:p>
            <text:p text:style-name="P13">$10-83</text:p>
          </table:table-cell>
          <table:table-cell table:style-name="t10.F3" office:value-type="string">
            <text:p text:style-name="P13">$10-64</text:p>
            <text:p text:style-name="P13">$10-74</text:p>
            <text:p text:style-name="P13">$10-84</text:p>
          </table:table-cell>
        </table:table-row>
        <table:table-row>
          <table:table-cell table:style-name="t10.A3" office:value-type="string">
            <text:p text:style-name="P15"><text:span text:style-name="T12">Average readings</text:span>, <text:span text:style-name="T30">H</text:span><text:span text:style-name="T34">*</text:span><text:span text:style-name="T39">i</text:span><text:span text:style-name="T27">(10) </text:span></text:p>
          </table:table-cell>
          <table:table-cell table:style-name="t10.B3" office:value-type="string">
            <text:p text:style-name="P13">$<text:span text:style-name="T20">10</text:span>-00</text:p>
          </table:table-cell>
          <table:table-cell table:style-name="t10.B3" office:value-type="string">
            <text:p text:style-name="P13">$<text:span text:style-name="T20">10</text:span>-01</text:p>
          </table:table-cell>
          <table:table-cell table:style-name="t10.B3" office:value-type="string">
            <text:p text:style-name="P13">$<text:span text:style-name="T20">10</text:span>-02</text:p>
          </table:table-cell>
          <table:table-cell table:style-name="t10.B3" office:value-type="string">
            <text:p text:style-name="P13">$<text:span text:style-name="T20">10</text:span>-03</text:p>
          </table:table-cell>
          <table:table-cell table:style-name="t10.F3" office:value-type="string">
            <text:p text:style-name="P13">$<text:span text:style-name="T20">10</text:span>-04</text:p>
          </table:table-cell>
        </table:table-row>
        <table:table-row>
          <table:table-cell table:style-name="t10.A3" office:value-type="string">
            <text:p text:style-name="P15"><text:span text:style-name="T12">Dose rate measurement</text:span> <text:span text:style-name="T12">result</text:span> <text:span text:style-name="T12">at control point</text:span></text:p>
            <text:p text:style-name="P14"><text:span text:style-name="T29">H</text:span><text:span text:style-name="T34">*</text:span><text:span text:style-name="T40">пр</text:span><text:span text:style-name="T41">i</text:span><text:span text:style-name="T27">(10) </text:span></text:p>
          </table:table-cell>
          <table:table-cell table:style-name="t10.B3" office:value-type="string">
            <text:p text:style-name="P10"/>
          </table:table-cell>
          <table:table-cell table:style-name="t10.B3" office:value-type="string">
            <text:p text:style-name="P13">$10-n21</text:p>
          </table:table-cell>
          <table:table-cell table:style-name="t10.B3" office:value-type="string">
            <text:p text:style-name="P13">$10-n22</text:p>
          </table:table-cell>
          <table:table-cell table:style-name="t10.B3" office:value-type="string">
            <text:p text:style-name="P13">$10-n23</text:p>
          </table:table-cell>
          <table:table-cell table:style-name="t10.F3" office:value-type="string">
            <text:p text:style-name="P13">$10-n24</text:p>
          </table:table-cell>
        </table:table-row>
        <table:table-row>
          <table:table-cell table:style-name="t10.A3" office:value-type="string">
            <text:p text:style-name="P11"><text:span text:style-name="T12">Intrinsic relative error of measurement</text:span>, <text:span text:style-name="T21">θ</text:span><text:span text:style-name="T19">пр</text:span><text:span text:style-name="T18">i</text:span><text:span text:style-name="T21">, </text:span>%</text:p>
          </table:table-cell>
          <table:table-cell table:style-name="t10.B3" office:value-type="string">
            <text:p text:style-name="P10"/>
          </table:table-cell>
          <table:table-cell table:style-name="t10.B3" office:value-type="string">
            <text:p text:style-name="P13">$10-n31</text:p>
          </table:table-cell>
          <table:table-cell table:style-name="t10.B3" office:value-type="string">
            <text:p text:style-name="P13">$10-n32</text:p>
          </table:table-cell>
          <table:table-cell table:style-name="t10.B3" office:value-type="string">
            <text:p text:style-name="P13">$10-n33</text:p>
          </table:table-cell>
          <table:table-cell table:style-name="t10.F3" office:value-type="string">
            <text:p text:style-name="P13">$10-n34</text:p>
          </table:table-cell>
        </table:table-row>
        <table:table-row>
          <table:table-cell table:style-name="t10.A3" office:value-type="string">
            <text:p text:style-name="P11"><text:span text:style-name="T12">Confidence limit of the intrinsic relative error</text:span> <text:span text:style-name="T45">Δ</text:span><text:span text:style-name="T14">i</text:span>, %</text:p>
          </table:table-cell>
          <table:table-cell table:style-name="t10.B3" office:value-type="string">
            <text:p text:style-name="P10"/>
            <text:p text:style-name="P9"/>
          </table:table-cell>
          <table:table-cell table:style-name="t10.B3" office:value-type="string">
            <text:p text:style-name="P13">$10-n41</text:p>
          </table:table-cell>
          <table:table-cell table:style-name="t10.B3" office:value-type="string">
            <text:p text:style-name="P13">$10-n42</text:p>
          </table:table-cell>
          <table:table-cell table:style-name="t10.B3" office:value-type="string">
            <text:p text:style-name="P13">$10-n43</text:p>
          </table:table-cell>
          <table:table-cell table:style-name="t10.F3" office:value-type="string">
            <text:p text:style-name="P13">$10-n44</text:p>
          </table:table-cell>
        </table:table-row>
        <table:table-row table:style-name="t10.8">
          <table:table-cell table:style-name="t10.A8" office:value-type="string">
            <text:p text:style-name="P27"><text:span text:style-name="T12">Limite of intrinsic relative error </text:span>, % <text:s/><text:span text:style-name="T12">not above</text:span></text:p>
          </table:table-cell>
          <table:table-cell table:style-name="t10.B8" office:value-type="string">
            <text:p text:style-name="P10"/>
          </table:table-cell>
          <table:table-cell table:style-name="t10.C8" table:number-columns-spanned="4" office:value-type="string">
            <text:p text:style-name="P10">±<text:span text:style-name="T20">20</text:span></text:p>
          </table:table-cell>
          <table:covered-table-cell/>
          <table:covered-table-cell/>
          <table:covered-table-cell/>
        </table:table-row>
      </table:table>
      <text:p text:style-name="P3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2">Calibrated by:</text:p>
          </table:table-cell>
          <table:table-cell table:style-name="Таблица1.A1" office:value-type="string">
            <text:p text:style-name="P23">$calibratedBy</text:p>
          </table:table-cell>
          <table:table-cell table:style-name="Таблица1.A1" office:value-type="string">
            <text:p text:style-name="P31"><text:s text:c="36"/></text:p>
          </table:table-cell>
        </table:table-row>
        <table:table-row>
          <table:table-cell table:style-name="Таблица1.A1" office:value-type="string">
            <text:p text:style-name="P30"/>
          </table:table-cell>
          <table:table-cell table:style-name="Таблица1.A1" office:value-type="string">
            <text:p text:style-name="P30"/>
          </table:table-cell>
          <table:table-cell table:style-name="Таблица1.C2" office:value-type="string">
            <text:p text:style-name="P25">(signature)</text:p>
          </table:table-cell>
        </table:table-row>
        <table:table-row>
          <table:table-cell table:style-name="Таблица1.A1" office:value-type="string">
            <text:p text:style-name="P22">Technical control:</text:p>
          </table:table-cell>
          <table:table-cell table:style-name="Таблица1.A1" office:value-type="string">
            <text:p text:style-name="P24">$controlledBy</text:p>
          </table:table-cell>
          <table:table-cell table:style-name="Таблица1.A1" office:value-type="string">
            <text:p text:style-name="P31"><text:s text:c="36"/></text:p>
          </table:table-cell>
        </table:table-row>
        <table:table-row>
          <table:table-cell table:style-name="Таблица1.A1" office:value-type="string">
            <text:p text:style-name="P30"/>
          </table:table-cell>
          <table:table-cell table:style-name="Таблица1.B4" office:value-type="string">
            <text:p text:style-name="P30"/>
          </table:table-cell>
          <table:table-cell table:style-name="Таблица1.C2" office:value-type="string">
            <text:p text:style-name="P25">(signature)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center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8in" fo:margin-bottom="0.280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AT2327 Alarm Dosimeter</text:span><text:span text:style-name="MT2"><text:tab/></text:span><text:span text:style-name="MT1">SN</text:span><text:span text:style-name="MT2"> </text:span><text:span text:style-name="MT1">$serial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Графический объект1" text:anchor-type="char" svg:y="-0.5in" svg:width="7.8661in" svg:height="1.3047in" draw:z-index="0"><draw:image xlink:href="Pictures/20000367000675C0000113207151B783.wmf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2-24T13:07:30.03</dc:date>
    <meta:print-date>2019-04-03T15:18:00</meta:print-date>
    <meta:editing-cycles>145</meta:editing-cycles>
    <meta:editing-duration>PT10H45M45S</meta:editing-duration>
    <meta:generator>OpenOffice/4.1.6$Win32 OpenOffice.org_project/416m1$Build-9790</meta:generator>
    <meta:document-statistic meta:table-count="11" meta:image-count="1" meta:object-count="0" meta:page-count="6" meta:paragraph-count="684" meta:word-count="1222" meta:character-count="7574"/>
  </office:meta>
</office:document-meta>
</file>